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56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8mm" fo:break-before="auto" style:use-optimal-row-height="false"/>
    </style:style>
    <style:style style:name="ro7" style:family="table-row">
      <style:table-row-properties style:row-height="8.84mm" fo:break-before="auto" style:use-optimal-row-height="false"/>
    </style:style>
    <style:style style:name="ro8" style:family="table-row">
      <style:table-row-properties style:row-height="14.15mm" fo:break-before="auto" style:use-optimal-row-height="false"/>
    </style:style>
    <style:style style:name="ro9" style:family="table-row">
      <style:table-row-properties style:row-height="7.07mm" fo:break-before="auto" style:use-optimal-row-height="false"/>
    </style:style>
    <style:style style:name="ro10" style:family="table-row">
      <style:table-row-properties style:row-height="8.13mm" fo:break-before="auto" style:use-optimal-row-height="false"/>
    </style:style>
    <style:style style:name="ro11" style:family="table-row">
      <style:table-row-properties style:row-height="11.99mm" fo:break-before="auto" style:use-optimal-row-height="false"/>
    </style:style>
    <style:style style:name="ro12" style:family="table-row">
      <style:table-row-properties style:row-height="1.57mm" fo:break-before="auto" style:use-optimal-row-height="false"/>
    </style:style>
    <style:style style:name="ro13" style:family="table-row">
      <style:table-row-properties style:row-height="9.24mm" fo:break-before="auto" style:use-optimal-row-height="false"/>
    </style:style>
    <style:style style:name="ro14" style:family="table-row">
      <style:table-row-properties style:row-height="9.56mm" fo:break-before="auto" style:use-optimal-row-height="false"/>
    </style:style>
    <style:style style:name="ro15" style:family="table-row">
      <style:table-row-properties style:row-height="6.16mm" fo:break-before="auto" style:use-optimal-row-height="false"/>
    </style:style>
    <style:style style:name="ro16" style:family="table-row">
      <style:table-row-properties style:row-height="6.03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ro18" style:family="table-row">
      <style:table-row-properties style:row-height="5.2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7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6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3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自　然　增　加</text:p>
          </table:table-cell>
          <table:covered-table-cell table:style-name="ce44"/>
          <table:table-cell table:style-name="ce30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離　 <text:s text:c="3"/>　婚</text:p>
          </table:table-cell>
          <table:covered-table-cell table:style-name="ce4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45" office:value-type="string" calcext:value-type="string">
            <text:p>折合年自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covered-table-cell table:style-name="ce47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5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7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7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7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49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7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49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7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49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7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49" office:value-type="float" office:value="420892" calcext:value-type="float">
            <text:p><text:s text:c="3"/>420,892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7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7" office:value-type="float" office:value="2.73" calcext:value-type="float">
            <text:p><text:s text:c="3"/>2.73</text:p>
          </table:table-cell>
          <table:table-cell table:style-name="ce49" office:value-type="float" office:value="433689" calcext:value-type="float">
            <text:p><text:s text:c="3"/>433,689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7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49" office:value-type="float" office:value="444823" calcext:value-type="float">
            <text:p><text:s text:c="3"/>444,823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49" office:value-type="float" office:value="454951" calcext:value-type="float">
            <text:p><text:s text:c="3"/>454,95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1" office:value-type="float" office:value="205854" calcext:value-type="float">
            <text:p><text:s text:c="3"/>205,854</text:p>
          </table:table-cell>
          <table:table-cell table:style-name="ce38" office:value-type="float" office:value="9.06" calcext:value-type="float">
            <text:p><text:s text:c="3"/>9.06</text:p>
          </table:table-cell>
          <table:table-cell table:style-name="ce31" office:value-type="float" office:value="139398" calcext:value-type="float">
            <text:p><text:s text:c="3"/>139,398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31" office:value-type="float" office:value="66456" calcext:value-type="float">
            <text:p><text:s text:c="3"/>66,456</text:p>
          </table:table-cell>
          <table:table-cell table:style-name="ce38" office:value-type="float" office:value="2.92" calcext:value-type="float">
            <text:p><text:s text:c="3"/>2.92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8" office:value-type="float" office:value="6.21" calcext:value-type="float">
            <text:p><text:s text:c="3"/>6.21</text:p>
          </table:table-cell>
          <table:table-cell table:style-name="ce31" office:value-type="float" office:value="62571" calcext:value-type="float">
            <text:p><text:s text:c="3"/>62,571</text:p>
          </table:table-cell>
          <table:table-cell table:style-name="ce38" office:value-type="float" office:value="2.75" calcext:value-type="float">
            <text:p><text:s text:c="3"/>2.75</text:p>
          </table:table-cell>
          <table:table-cell table:style-name="ce49" office:value-type="float" office:value="464961" calcext:value-type="float">
            <text:p><text:s text:c="3"/>464,96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39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39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0" office:value-type="float" office:value="474919" calcext:value-type="float">
            <text:p><text:s text:c="3"/>474,919</text:p>
          </table:table-cell>
          <table:table-cell table:style-name="ce61"/>
          <table:table-cell table:style-name="ce63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2" office:value-type="float" office:value="204414" calcext:value-type="float">
            <text:p><text:s text:c="3"/>204,414</text:p>
          </table:table-cell>
          <table:table-cell table:style-name="ce40" office:value-type="float" office:value="8.93" calcext:value-type="float">
            <text:p><text:s text:c="3"/>8.93</text:p>
          </table:table-cell>
          <table:table-cell table:style-name="ce32" office:value-type="float" office:value="141111" calcext:value-type="float">
            <text:p><text:s text:c="3"/>141,111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32" office:value-type="float" office:value="63303" calcext:value-type="float">
            <text:p><text:s text:c="3"/>63,303</text:p>
          </table:table-cell>
          <table:table-cell table:style-name="ce40" office:value-type="float" office:value="2.76" calcext:value-type="float">
            <text:p><text:s text:c="3"/>2.76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32" office:value-type="float" office:value="58518" calcext:value-type="float">
            <text:p><text:s text:c="3"/>58,518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1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三　月</text:p>
          </table:table-cell>
          <table:table-cell table:style-name="ce20" office:value-type="float" office:value="7410830" calcext:value-type="float">
            <text:p><text:s text:c="3"/>7,410,830</text:p>
          </table:table-cell>
          <table:table-cell table:style-name="ce20" office:value-type="float" office:value="22880454" calcext:value-type="float">
            <text:p><text:s text:c="3"/>22,880,454</text:p>
          </table:table-cell>
          <table:table-cell table:style-name="ce20" office:value-type="float" office:value="11586742" calcext:value-type="float">
            <text:p><text:s text:c="3"/>11,586,742</text:p>
          </table:table-cell>
          <table:table-cell table:style-name="ce20" office:value-type="float" office:value="11293712" calcext:value-type="float">
            <text:p><text:s text:c="3"/>11,293,712</text:p>
          </table:table-cell>
          <table:table-cell table:style-name="ce20" office:value-type="float" office:value="18490" calcext:value-type="float">
            <text:p><text:s text:c="3"/>18,490</text:p>
          </table:table-cell>
          <table:table-cell table:style-name="ce37" office:value-type="float" office:value="9.52" calcext:value-type="float">
            <text:p><text:s text:c="3"/>9.52</text:p>
          </table:table-cell>
          <table:table-cell table:style-name="ce20" office:value-type="float" office:value="13890" calcext:value-type="float">
            <text:p><text:s text:c="3"/>13,890</text:p>
          </table:table-cell>
          <table:table-cell table:style-name="ce37" office:value-type="float" office:value="7.15" calcext:value-type="float">
            <text:p><text:s text:c="3"/>7.15</text:p>
          </table:table-cell>
          <table:table-cell table:style-name="ce20" office:value-type="float" office:value="4600" calcext:value-type="float">
            <text:p><text:s text:c="3"/>4,60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20" office:value-type="float" office:value="10932" calcext:value-type="float">
            <text:p><text:s text:c="3"/>10,932</text:p>
          </table:table-cell>
          <table:table-cell table:style-name="ce37" office:value-type="float" office:value="5.63" calcext:value-type="float">
            <text:p><text:s text:c="3"/>5.63</text:p>
          </table:table-cell>
          <table:table-cell table:style-name="ce20" office:value-type="float" office:value="5773" calcext:value-type="float">
            <text:p><text:s text:c="3"/>5,773</text:p>
          </table:table-cell>
          <table:table-cell table:style-name="ce37" office:value-type="float" office:value="2.97" calcext:value-type="float">
            <text:p><text:s text:c="3"/>2.97</text:p>
          </table:table-cell>
          <table:table-cell table:style-name="ce49" office:value-type="float" office:value="477002" calcext:value-type="float">
            <text:p><text:s text:c="3"/>477,002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四　月</text:p>
          </table:table-cell>
          <table:table-cell table:style-name="ce20" office:value-type="float" office:value="7420041" calcext:value-type="float">
            <text:p><text:s text:c="3"/>7,420,041</text:p>
          </table:table-cell>
          <table:table-cell table:style-name="ce20" office:value-type="float" office:value="22886902" calcext:value-type="float">
            <text:p><text:s text:c="3"/>22,886,902</text:p>
          </table:table-cell>
          <table:table-cell table:style-name="ce20" office:value-type="float" office:value="11588010" calcext:value-type="float">
            <text:p><text:s text:c="3"/>11,588,010</text:p>
          </table:table-cell>
          <table:table-cell table:style-name="ce20" office:value-type="float" office:value="11298892" calcext:value-type="float">
            <text:p><text:s text:c="3"/>11,298,892</text:p>
          </table:table-cell>
          <table:table-cell table:style-name="ce20" office:value-type="float" office:value="15448" calcext:value-type="float">
            <text:p><text:s text:c="3"/>15,448</text:p>
          </table:table-cell>
          <table:table-cell table:style-name="ce37" office:value-type="float" office:value="8.21" calcext:value-type="float">
            <text:p><text:s text:c="3"/>8.21</text:p>
          </table:table-cell>
          <table:table-cell table:style-name="ce20" office:value-type="float" office:value="11679" calcext:value-type="float">
            <text:p><text:s text:c="3"/>11,679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3769" calcext:value-type="float">
            <text:p><text:s text:c="3"/>3,769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20" office:value-type="float" office:value="11288" calcext:value-type="float">
            <text:p><text:s text:c="3"/>11,288</text:p>
          </table:table-cell>
          <table:table-cell table:style-name="ce37" office:value-type="float" office:value="6" calcext:value-type="float">
            <text:p><text:s text:c="3"/>6.00</text:p>
          </table:table-cell>
          <table:table-cell table:style-name="ce20" office:value-type="float" office:value="4763" calcext:value-type="float">
            <text:p><text:s text:c="3"/>4,763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49" office:value-type="float" office:value="477710" calcext:value-type="float">
            <text:p><text:s text:c="3"/>477,710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五　月</text:p>
          </table:table-cell>
          <table:table-cell table:style-name="ce20" office:value-type="float" office:value="7433196" calcext:value-type="float">
            <text:p><text:s text:c="3"/>7,433,196</text:p>
          </table:table-cell>
          <table:table-cell table:style-name="ce20" office:value-type="float" office:value="22894283" calcext:value-type="float">
            <text:p><text:s text:c="3"/>22,894,283</text:p>
          </table:table-cell>
          <table:table-cell table:style-name="ce20" office:value-type="float" office:value="11589667" calcext:value-type="float">
            <text:p><text:s text:c="3"/>11,589,667</text:p>
          </table:table-cell>
          <table:table-cell table:style-name="ce20" office:value-type="float" office:value="11304616" calcext:value-type="float">
            <text:p><text:s text:c="3"/>11,304,616</text:p>
          </table:table-cell>
          <table:table-cell table:style-name="ce20" office:value-type="float" office:value="16463" calcext:value-type="float">
            <text:p><text:s text:c="3"/>16,463</text:p>
          </table:table-cell>
          <table:table-cell table:style-name="ce37" office:value-type="float" office:value="8.47" calcext:value-type="float">
            <text:p><text:s text:c="3"/>8.47</text:p>
          </table:table-cell>
          <table:table-cell table:style-name="ce20" office:value-type="float" office:value="12083" calcext:value-type="float">
            <text:p><text:s text:c="3"/>12,083</text:p>
          </table:table-cell>
          <table:table-cell table:style-name="ce37" office:value-type="float" office:value="6.22" calcext:value-type="float">
            <text:p><text:s text:c="3"/>6.22</text:p>
          </table:table-cell>
          <table:table-cell table:style-name="ce20" office:value-type="float" office:value="4380" calcext:value-type="float">
            <text:p><text:s text:c="3"/>4,380</text:p>
          </table:table-cell>
          <table:table-cell table:style-name="ce37" office:value-type="float" office:value="2.25" calcext:value-type="float">
            <text:p><text:s text:c="3"/>2.25</text:p>
          </table:table-cell>
          <table:table-cell table:style-name="ce20" office:value-type="float" office:value="14358" calcext:value-type="float">
            <text:p><text:s text:c="3"/>14,358</text:p>
          </table:table-cell>
          <table:table-cell table:style-name="ce37" office:value-type="float" office:value="7.39" calcext:value-type="float">
            <text:p><text:s text:c="3"/>7.39</text:p>
          </table:table-cell>
          <table:table-cell table:style-name="ce20" office:value-type="float" office:value="5488" calcext:value-type="float">
            <text:p><text:s text:c="3"/>5,488</text:p>
          </table:table-cell>
          <table:table-cell table:style-name="ce37" office:value-type="float" office:value="2.82" calcext:value-type="float">
            <text:p><text:s text:c="3"/>2.82</text:p>
          </table:table-cell>
          <table:table-cell table:style-name="ce49" office:value-type="float" office:value="478457" calcext:value-type="float">
            <text:p><text:s text:c="3"/>478,457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六　月</text:p>
          </table:table-cell>
          <table:table-cell table:style-name="ce20" office:value-type="float" office:value="7445056" calcext:value-type="float">
            <text:p><text:s text:c="3"/>7,445,056</text:p>
          </table:table-cell>
          <table:table-cell table:style-name="ce20" office:value-type="float" office:value="22901897" calcext:value-type="float">
            <text:p><text:s text:c="3"/>22,901,897</text:p>
          </table:table-cell>
          <table:table-cell table:style-name="ce20" office:value-type="float" office:value="11591823" calcext:value-type="float">
            <text:p><text:s text:c="3"/>11,591,823</text:p>
          </table:table-cell>
          <table:table-cell table:style-name="ce20" office:value-type="float" office:value="11310074" calcext:value-type="float">
            <text:p><text:s text:c="3"/>11,310,074</text:p>
          </table:table-cell>
          <table:table-cell table:style-name="ce20" office:value-type="float" office:value="14687" calcext:value-type="float">
            <text:p><text:s text:c="3"/>14,687</text:p>
          </table:table-cell>
          <table:table-cell table:style-name="ce37" office:value-type="float" office:value="7.8" calcext:value-type="float">
            <text:p><text:s text:c="3"/>7.80</text:p>
          </table:table-cell>
          <table:table-cell table:style-name="ce20" office:value-type="float" office:value="10583" calcext:value-type="float">
            <text:p><text:s text:c="3"/>10,583</text:p>
          </table:table-cell>
          <table:table-cell table:style-name="ce37" office:value-type="float" office:value="5.62" calcext:value-type="float">
            <text:p><text:s text:c="3"/>5.62</text:p>
          </table:table-cell>
          <table:table-cell table:style-name="ce20" office:value-type="float" office:value="4104" calcext:value-type="float">
            <text:p><text:s text:c="3"/>4,104</text:p>
          </table:table-cell>
          <table:table-cell table:style-name="ce37" office:value-type="float" office:value="2.18" calcext:value-type="float">
            <text:p><text:s text:c="3"/>2.18</text:p>
          </table:table-cell>
          <table:table-cell table:style-name="ce20" office:value-type="float" office:value="11219" calcext:value-type="float">
            <text:p><text:s text:c="3"/>11,219</text:p>
          </table:table-cell>
          <table:table-cell table:style-name="ce37" office:value-type="float" office:value="5.96" calcext:value-type="float">
            <text:p><text:s text:c="3"/>5.96</text:p>
          </table:table-cell>
          <table:table-cell table:style-name="ce20" office:value-type="float" office:value="4792" calcext:value-type="float">
            <text:p><text:s text:c="3"/>4,792</text:p>
          </table:table-cell>
          <table:table-cell table:style-name="ce37" office:value-type="float" office:value="2.55" calcext:value-type="float">
            <text:p><text:s text:c="3"/>2.55</text:p>
          </table:table-cell>
          <table:table-cell table:style-name="ce49" office:value-type="float" office:value="479216" calcext:value-type="float">
            <text:p><text:s text:c="3"/>479,216</text:p>
          </table:table-cell>
          <table:table-cell table:style-name="ce61" office:value-type="string" calcext:value-type="string">
            <text:p><text:s/></text:p>
          </table:table-cell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七　月</text:p>
          </table:table-cell>
          <table:table-cell table:style-name="ce20" office:value-type="float" office:value="7457026" calcext:value-type="float">
            <text:p><text:s text:c="3"/>7,457,026</text:p>
          </table:table-cell>
          <table:table-cell table:style-name="ce20" office:value-type="float" office:value="22911292" calcext:value-type="float">
            <text:p><text:s text:c="3"/>22,911,292</text:p>
          </table:table-cell>
          <table:table-cell table:style-name="ce20" office:value-type="float" office:value="11594232" calcext:value-type="float">
            <text:p><text:s text:c="3"/>11,594,232</text:p>
          </table:table-cell>
          <table:table-cell table:style-name="ce20" office:value-type="float" office:value="11317060" calcext:value-type="float">
            <text:p><text:s text:c="3"/>11,317,060</text:p>
          </table:table-cell>
          <table:table-cell table:style-name="ce20" office:value-type="float" office:value="16737" calcext:value-type="float">
            <text:p><text:s text:c="3"/>16,737</text:p>
          </table:table-cell>
          <table:table-cell table:style-name="ce37" office:value-type="float" office:value="8.6" calcext:value-type="float">
            <text:p><text:s text:c="3"/>8.60</text:p>
          </table:table-cell>
          <table:table-cell table:style-name="ce20" office:value-type="float" office:value="11870" calcext:value-type="float">
            <text:p><text:s text:c="3"/>11,87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4867" calcext:value-type="float">
            <text:p><text:s text:c="3"/>4,867</text:p>
          </table:table-cell>
          <table:table-cell table:style-name="ce37" office:value-type="float" office:value="2.5" calcext:value-type="float">
            <text:p><text:s text:c="3"/>2.50</text:p>
          </table:table-cell>
          <table:table-cell table:style-name="ce20" office:value-type="float" office:value="11136" calcext:value-type="float">
            <text:p><text:s text:c="3"/>11,136</text:p>
          </table:table-cell>
          <table:table-cell table:style-name="ce37" office:value-type="float" office:value="5.72" calcext:value-type="float">
            <text:p><text:s text:c="3"/>5.72</text:p>
          </table:table-cell>
          <table:table-cell table:style-name="ce20" office:value-type="float" office:value="5455" calcext:value-type="float">
            <text:p><text:s text:c="3"/>5,455</text:p>
          </table:table-cell>
          <table:table-cell table:style-name="ce37" office:value-type="float" office:value="2.8" calcext:value-type="float">
            <text:p><text:s text:c="3"/>2.80</text:p>
          </table:table-cell>
          <table:table-cell table:style-name="ce49" office:value-type="float" office:value="480000" calcext:value-type="float">
            <text:p><text:s text:c="3"/>480,000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八　月</text:p>
          </table:table-cell>
          <table:table-cell table:style-name="ce20" office:value-type="float" office:value="7472010" calcext:value-type="float">
            <text:p><text:s text:c="3"/>7,472,010</text:p>
          </table:table-cell>
          <table:table-cell table:style-name="ce20" office:value-type="float" office:value="22920250" calcext:value-type="float">
            <text:p><text:s text:c="3"/>22,920,250</text:p>
          </table:table-cell>
          <table:table-cell table:style-name="ce20" office:value-type="float" office:value="11596716" calcext:value-type="float">
            <text:p><text:s text:c="3"/>11,596,716</text:p>
          </table:table-cell>
          <table:table-cell table:style-name="ce20" office:value-type="float" office:value="11323534" calcext:value-type="float">
            <text:p><text:s text:c="3"/>11,323,534</text:p>
          </table:table-cell>
          <table:table-cell table:style-name="ce20" office:value-type="float" office:value="18109" calcext:value-type="float">
            <text:p><text:s text:c="3"/>18,109</text:p>
          </table:table-cell>
          <table:table-cell table:style-name="ce37" office:value-type="float" office:value="9.3" calcext:value-type="float">
            <text:p><text:s text:c="3"/>9.30</text:p>
          </table:table-cell>
          <table:table-cell table:style-name="ce20" office:value-type="float" office:value="11493" calcext:value-type="float">
            <text:p><text:s text:c="3"/>11,493</text:p>
          </table:table-cell>
          <table:table-cell table:style-name="ce37" office:value-type="float" office:value="5.91" calcext:value-type="float">
            <text:p><text:s text:c="3"/>5.91</text:p>
          </table:table-cell>
          <table:table-cell table:style-name="ce20" office:value-type="float" office:value="6616" calcext:value-type="float">
            <text:p><text:s text:c="3"/>6,616</text:p>
          </table:table-cell>
          <table:table-cell table:style-name="ce37" office:value-type="float" office:value="3.4" calcext:value-type="float">
            <text:p><text:s text:c="3"/>3.40</text:p>
          </table:table-cell>
          <table:table-cell table:style-name="ce20" office:value-type="float" office:value="7391" calcext:value-type="float">
            <text:p><text:s text:c="3"/>7,391</text:p>
          </table:table-cell>
          <table:table-cell table:style-name="ce37" office:value-type="float" office:value="3.8" calcext:value-type="float">
            <text:p><text:s text:c="3"/>3.80</text:p>
          </table:table-cell>
          <table:table-cell table:style-name="ce20" office:value-type="float" office:value="5223" calcext:value-type="float">
            <text:p><text:s text:c="3"/>5,223</text:p>
          </table:table-cell>
          <table:table-cell table:style-name="ce37" office:value-type="float" office:value="2.68" calcext:value-type="float">
            <text:p><text:s text:c="3"/>2.68</text:p>
          </table:table-cell>
          <table:table-cell table:style-name="ce49" office:value-type="float" office:value="481119" calcext:value-type="float">
            <text:p><text:s text:c="3"/>481,11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九　月</text:p>
          </table:table-cell>
          <table:table-cell table:style-name="ce20" office:value-type="float" office:value="7491916" calcext:value-type="float">
            <text:p><text:s text:c="3"/>7,491,916</text:p>
          </table:table-cell>
          <table:table-cell table:style-name="ce20" office:value-type="float" office:value="22925311" calcext:value-type="float">
            <text:p><text:s text:c="3"/>22,925,311</text:p>
          </table:table-cell>
          <table:table-cell table:style-name="ce20" office:value-type="float" office:value="11597705" calcext:value-type="float">
            <text:p><text:s text:c="3"/>11,597,705</text:p>
          </table:table-cell>
          <table:table-cell table:style-name="ce20" office:value-type="float" office:value="11327606" calcext:value-type="float">
            <text:p><text:s text:c="3"/>11,327,606</text:p>
          </table:table-cell>
          <table:table-cell table:style-name="ce20" office:value-type="float" office:value="14863" calcext:value-type="float">
            <text:p><text:s text:c="3"/>14,863</text:p>
          </table:table-cell>
          <table:table-cell table:style-name="ce37" office:value-type="float" office:value="7.89" calcext:value-type="float">
            <text:p><text:s text:c="3"/>7.89</text:p>
          </table:table-cell>
          <table:table-cell table:style-name="ce20" office:value-type="float" office:value="10238" calcext:value-type="float">
            <text:p><text:s text:c="3"/>10,238</text:p>
          </table:table-cell>
          <table:table-cell table:style-name="ce37" office:value-type="float" office:value="5.43" calcext:value-type="float">
            <text:p><text:s text:c="3"/>5.43</text:p>
          </table:table-cell>
          <table:table-cell table:style-name="ce20" office:value-type="float" office:value="4625" calcext:value-type="float">
            <text:p><text:s text:c="3"/>4,625</text:p>
          </table:table-cell>
          <table:table-cell table:style-name="ce37" office:value-type="float" office:value="2.45" calcext:value-type="float">
            <text:p><text:s text:c="3"/>2.45</text:p>
          </table:table-cell>
          <table:table-cell table:style-name="ce20" office:value-type="float" office:value="6059" calcext:value-type="float">
            <text:p><text:s text:c="3"/>6,059</text:p>
          </table:table-cell>
          <table:table-cell table:style-name="ce37" office:value-type="float" office:value="3.22" calcext:value-type="float">
            <text:p><text:s text:c="3"/>3.22</text:p>
          </table:table-cell>
          <table:table-cell table:style-name="ce20" office:value-type="float" office:value="4278" calcext:value-type="float">
            <text:p><text:s text:c="3"/>4,278</text:p>
          </table:table-cell>
          <table:table-cell table:style-name="ce37" office:value-type="float" office:value="2.27" calcext:value-type="float">
            <text:p><text:s text:c="3"/>2.27</text:p>
          </table:table-cell>
          <table:table-cell table:style-name="ce49" office:value-type="float" office:value="482000" calcext:value-type="float">
            <text:p><text:s text:c="3"/>482,000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　月</text:p>
          </table:table-cell>
          <table:table-cell table:style-name="ce20" office:value-type="float" office:value="7497547" calcext:value-type="float">
            <text:p><text:s text:c="3"/>7,497,547</text:p>
          </table:table-cell>
          <table:table-cell table:style-name="ce20" office:value-type="float" office:value="22934997" calcext:value-type="float">
            <text:p><text:s text:c="3"/>22,934,997</text:p>
          </table:table-cell>
          <table:table-cell table:style-name="ce20" office:value-type="float" office:value="11600730" calcext:value-type="float">
            <text:p><text:s text:c="3"/>11,600,730</text:p>
          </table:table-cell>
          <table:table-cell table:style-name="ce20" office:value-type="float" office:value="11334267" calcext:value-type="float">
            <text:p><text:s text:c="3"/>11,334,267</text:p>
          </table:table-cell>
          <table:table-cell table:style-name="ce20" office:value-type="float" office:value="19233" calcext:value-type="float">
            <text:p><text:s text:c="3"/>19,233</text:p>
          </table:table-cell>
          <table:table-cell table:style-name="ce37" office:value-type="float" office:value="9.88" calcext:value-type="float">
            <text:p><text:s text:c="3"/>9.88</text:p>
          </table:table-cell>
          <table:table-cell table:style-name="ce20" office:value-type="float" office:value="12260" calcext:value-type="float">
            <text:p><text:s text:c="3"/>12,260</text:p>
          </table:table-cell>
          <table:table-cell table:style-name="ce37" office:value-type="float" office:value="6.3" calcext:value-type="float">
            <text:p><text:s text:c="3"/>6.30</text:p>
          </table:table-cell>
          <table:table-cell table:style-name="ce20" office:value-type="float" office:value="6973" calcext:value-type="float">
            <text:p><text:s text:c="3"/>6,973</text:p>
          </table:table-cell>
          <table:table-cell table:style-name="ce37" office:value-type="float" office:value="3.58" calcext:value-type="float">
            <text:p><text:s text:c="3"/>3.58</text:p>
          </table:table-cell>
          <table:table-cell table:style-name="ce20" office:value-type="float" office:value="12302" calcext:value-type="float">
            <text:p><text:s text:c="3"/>12,302</text:p>
          </table:table-cell>
          <table:table-cell table:style-name="ce37" office:value-type="float" office:value="6.32" calcext:value-type="float">
            <text:p><text:s text:c="3"/>6.32</text:p>
          </table:table-cell>
          <table:table-cell table:style-name="ce20" office:value-type="float" office:value="5275" calcext:value-type="float">
            <text:p><text:s text:c="3"/>5,275</text:p>
          </table:table-cell>
          <table:table-cell table:style-name="ce37" office:value-type="float" office:value="2.71" calcext:value-type="float">
            <text:p><text:s text:c="3"/>2.71</text:p>
          </table:table-cell>
          <table:table-cell table:style-name="ce49" office:value-type="float" office:value="482798" calcext:value-type="float">
            <text:p><text:s text:c="3"/>482,798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一月</text:p>
          </table:table-cell>
          <table:table-cell table:style-name="ce20" office:value-type="float" office:value="7505074" calcext:value-type="float">
            <text:p><text:s text:c="3"/>7,505,074</text:p>
          </table:table-cell>
          <table:table-cell table:style-name="ce20" office:value-type="float" office:value="22945782" calcext:value-type="float">
            <text:p><text:s text:c="3"/>22,945,782</text:p>
          </table:table-cell>
          <table:table-cell table:style-name="ce20" office:value-type="float" office:value="11604389" calcext:value-type="float">
            <text:p><text:s text:c="3"/>11,604,389</text:p>
          </table:table-cell>
          <table:table-cell table:style-name="ce20" office:value-type="float" office:value="11341393" calcext:value-type="float">
            <text:p><text:s text:c="3"/>11,341,393</text:p>
          </table:table-cell>
          <table:table-cell table:style-name="ce20" office:value-type="float" office:value="19311" calcext:value-type="float">
            <text:p><text:s text:c="3"/>19,311</text:p>
          </table:table-cell>
          <table:table-cell table:style-name="ce37" office:value-type="float" office:value="10.24" calcext:value-type="float">
            <text:p><text:s text:c="3"/>10.24</text:p>
          </table:table-cell>
          <table:table-cell table:style-name="ce20" office:value-type="float" office:value="11510" calcext:value-type="float">
            <text:p><text:s text:c="3"/>11,51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7801" calcext:value-type="float">
            <text:p><text:s text:c="3"/>7,801</text:p>
          </table:table-cell>
          <table:table-cell table:style-name="ce37" office:value-type="float" office:value="4.14" calcext:value-type="float">
            <text:p><text:s text:c="3"/>4.14</text:p>
          </table:table-cell>
          <table:table-cell table:style-name="ce20" office:value-type="float" office:value="11713" calcext:value-type="float">
            <text:p><text:s text:c="3"/>11,713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4608" calcext:value-type="float">
            <text:p><text:s text:c="3"/>4,608</text:p>
          </table:table-cell>
          <table:table-cell table:style-name="ce37" office:value-type="float" office:value="2.44" calcext:value-type="float">
            <text:p><text:s text:c="3"/>2.44</text:p>
          </table:table-cell>
          <table:table-cell table:style-name="ce49" office:value-type="float" office:value="483459" calcext:value-type="float">
            <text:p><text:s text:c="3"/>483,459</text:p>
          </table:table-cell>
          <table:table-cell table:style-name="ce61"/>
          <table:table-cell table:style-name="ce63" table:number-columns-repeated="1007"/>
        </table:table-row>
        <table:table-row table:style-name="ro5">
          <table:table-cell table:style-name="ce10" office:value-type="string" calcext:value-type="string">
            <text:p>十二月</text:p>
          </table:table-cell>
          <table:table-cell table:style-name="ce20" office:value-type="float" office:value="7512449" calcext:value-type="float">
            <text:p><text:s text:c="3"/>7,512,449</text:p>
          </table:table-cell>
          <table:table-cell table:style-name="ce20" office:value-type="float" office:value="22958360" calcext:value-type="float">
            <text:p><text:s text:c="3"/>22,958,360</text:p>
          </table:table-cell>
          <table:table-cell table:style-name="ce20" office:value-type="float" office:value="11608767" calcext:value-type="float">
            <text:p><text:s text:c="3"/>11,608,767</text:p>
          </table:table-cell>
          <table:table-cell table:style-name="ce20" office:value-type="float" office:value="11349593" calcext:value-type="float">
            <text:p><text:s text:c="3"/>11,349,593</text:p>
          </table:table-cell>
          <table:table-cell table:style-name="ce20" office:value-type="float" office:value="19353" calcext:value-type="float">
            <text:p><text:s text:c="3"/>19,353</text:p>
          </table:table-cell>
          <table:table-cell table:style-name="ce37" office:value-type="float" office:value="9.93" calcext:value-type="float">
            <text:p><text:s text:c="3"/>9.93</text:p>
          </table:table-cell>
          <table:table-cell table:style-name="ce20" office:value-type="float" office:value="11913" calcext:value-type="float">
            <text:p><text:s text:c="3"/>11,913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7440" calcext:value-type="float">
            <text:p><text:s text:c="3"/>7,440</text:p>
          </table:table-cell>
          <table:table-cell table:style-name="ce37" office:value-type="float" office:value="3.82" calcext:value-type="float">
            <text:p><text:s text:c="3"/>3.82</text:p>
          </table:table-cell>
          <table:table-cell table:style-name="ce20" office:value-type="float" office:value="12401" calcext:value-type="float">
            <text:p><text:s text:c="3"/>12,401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4721" calcext:value-type="float">
            <text:p><text:s text:c="3"/>4,721</text:p>
          </table:table-cell>
          <table:table-cell table:style-name="ce37" office:value-type="float" office:value="2.42" calcext:value-type="float">
            <text:p><text:s text:c="3"/>2.42</text:p>
          </table:table-cell>
          <table:table-cell table:style-name="ce49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8">
          <table:table-cell table:style-name="ce11" office:value-type="string" calcext:value-type="string">
            <text:p>九十七年</text:p>
            <text:p>截至三月止</text:p>
          </table:table-cell>
          <table:table-cell table:style-name="ce21" office:value-type="float" office:value="7532951" calcext:value-type="float">
            <text:p><text:s text:c="3"/>7,532,951</text:p>
          </table:table-cell>
          <table:table-cell table:style-name="ce21" office:value-type="float" office:value="22978800" calcext:value-type="float">
            <text:p><text:s text:c="3"/>22,978,800</text:p>
          </table:table-cell>
          <table:table-cell table:style-name="ce21" office:value-type="float" office:value="11613325" calcext:value-type="float">
            <text:p><text:s text:c="3"/>11,613,325</text:p>
          </table:table-cell>
          <table:table-cell table:style-name="ce21" office:value-type="float" office:value="11365475" calcext:value-type="float">
            <text:p><text:s text:c="3"/>11,365,475</text:p>
          </table:table-cell>
          <table:table-cell table:style-name="ce33" office:value-type="float" office:value="50502" calcext:value-type="float">
            <text:p><text:s text:c="3"/>50,502</text:p>
          </table:table-cell>
          <table:table-cell table:style-name="ce40" office:value-type="float" office:value="8.84" calcext:value-type="float">
            <text:p><text:s text:c="3"/>8.84</text:p>
          </table:table-cell>
          <table:table-cell table:style-name="ce32" office:value-type="float" office:value="39080" calcext:value-type="float">
            <text:p><text:s text:c="3"/>39,080</text:p>
          </table:table-cell>
          <table:table-cell table:style-name="ce40" office:value-type="float" office:value="6.84" calcext:value-type="float">
            <text:p><text:s text:c="3"/>6.84</text:p>
          </table:table-cell>
          <table:table-cell table:style-name="ce32" office:value-type="float" office:value="11422" calcext:value-type="float">
            <text:p><text:s text:c="3"/>11,422</text:p>
          </table:table-cell>
          <table:table-cell table:style-name="ce40" office:value-type="float" office:value="2" calcext:value-type="float">
            <text:p><text:s text:c="3"/>2.00</text:p>
          </table:table-cell>
          <table:table-cell table:style-name="ce32" office:value-type="float" office:value="40460" calcext:value-type="float">
            <text:p><text:s text:c="3"/>40,460</text:p>
          </table:table-cell>
          <table:table-cell table:style-name="ce40" office:value-type="float" office:value="7.08" calcext:value-type="float">
            <text:p><text:s text:c="3"/>7.08</text:p>
          </table:table-cell>
          <table:table-cell table:style-name="ce32" office:value-type="float" office:value="12844" calcext:value-type="float">
            <text:p><text:s text:c="3"/>12,844</text:p>
          </table:table-cell>
          <table:table-cell table:style-name="ce40" office:value-type="float" office:value="2.25" calcext:value-type="float">
            <text:p><text:s text:c="3"/>2.25</text:p>
          </table:table-cell>
          <table:table-cell table:style-name="ce50" office:value-type="float" office:value="486469" calcext:value-type="float">
            <text:p><text:s text:c="3"/>486,46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一　月</text:p>
          </table:table-cell>
          <table:table-cell table:style-name="ce21" office:value-type="float" office:value="7518561" calcext:value-type="float">
            <text:p><text:s text:c="3"/>7,518,561</text:p>
          </table:table-cell>
          <table:table-cell table:style-name="ce21" office:value-type="float" office:value="22966459" calcext:value-type="float">
            <text:p><text:s text:c="3"/>22,966,459</text:p>
          </table:table-cell>
          <table:table-cell table:style-name="ce21" office:value-type="float" office:value="11611026" calcext:value-type="float">
            <text:p><text:s text:c="3"/>11,611,026</text:p>
          </table:table-cell>
          <table:table-cell table:style-name="ce21" office:value-type="float" office:value="11355433" calcext:value-type="float">
            <text:p><text:s text:c="3"/>11,355,433</text:p>
          </table:table-cell>
          <table:table-cell table:style-name="ce21" office:value-type="float" office:value="18323" calcext:value-type="float">
            <text:p><text:s text:c="3"/>18,323</text:p>
          </table:table-cell>
          <table:table-cell table:style-name="ce39" office:value-type="float" office:value="9.42" calcext:value-type="float">
            <text:p><text:s text:c="3"/>9.42</text:p>
          </table:table-cell>
          <table:table-cell table:style-name="ce21" office:value-type="float" office:value="12897" calcext:value-type="float">
            <text:p><text:s text:c="3"/>12,897</text:p>
          </table:table-cell>
          <table:table-cell table:style-name="ce39" office:value-type="float" office:value="6.63" calcext:value-type="float">
            <text:p><text:s text:c="3"/>6.63</text:p>
          </table:table-cell>
          <table:table-cell table:style-name="ce21" office:value-type="float" office:value="5426" calcext:value-type="float">
            <text:p><text:s text:c="3"/>5,426</text:p>
          </table:table-cell>
          <table:table-cell table:style-name="ce39" office:value-type="float" office:value="2.79" calcext:value-type="float">
            <text:p><text:s text:c="3"/>2.79</text:p>
          </table:table-cell>
          <table:table-cell table:style-name="ce21" office:value-type="float" office:value="17979" calcext:value-type="float">
            <text:p><text:s text:c="3"/>17,979</text:p>
          </table:table-cell>
          <table:table-cell table:style-name="ce39" office:value-type="float" office:value="9.24" calcext:value-type="float">
            <text:p><text:s text:c="3"/>9.24</text:p>
          </table:table-cell>
          <table:table-cell table:style-name="ce21" office:value-type="float" office:value="4398" calcext:value-type="float">
            <text:p><text:s text:c="3"/>4,398</text:p>
          </table:table-cell>
          <table:table-cell table:style-name="ce39" office:value-type="float" office:value="2.26" calcext:value-type="float">
            <text:p><text:s text:c="3"/>2.26</text:p>
          </table:table-cell>
          <table:table-cell table:style-name="ce50" office:value-type="float" office:value="484906" calcext:value-type="float">
            <text:p><text:s text:c="3"/>484,906</text:p>
          </table:table-cell>
          <table:table-cell table:style-name="ce61"/>
          <table:table-cell table:style-name="ce63" table:number-columns-repeated="1007"/>
        </table:table-row>
        <table:table-row table:style-name="ro9">
          <table:table-cell table:style-name="ce12" office:value-type="string" calcext:value-type="string">
            <text:p>二　月</text:p>
          </table:table-cell>
          <table:table-cell table:style-name="ce21" office:value-type="float" office:value="7524090" calcext:value-type="float">
            <text:p><text:s text:c="3"/>7,524,090</text:p>
          </table:table-cell>
          <table:table-cell table:style-name="ce21" office:value-type="float" office:value="22973622" calcext:value-type="float">
            <text:p><text:s text:c="3"/>22,973,622</text:p>
          </table:table-cell>
          <table:table-cell table:style-name="ce21" office:value-type="float" office:value="11612755" calcext:value-type="float">
            <text:p><text:s text:c="3"/>11,612,755</text:p>
          </table:table-cell>
          <table:table-cell table:style-name="ce21" office:value-type="float" office:value="11360867" calcext:value-type="float">
            <text:p><text:s text:c="3"/>11,360,867</text:p>
          </table:table-cell>
          <table:table-cell table:style-name="ce21" office:value-type="float" office:value="16065" calcext:value-type="float">
            <text:p><text:s text:c="3"/>16,065</text:p>
          </table:table-cell>
          <table:table-cell table:style-name="ce39" office:value-type="float" office:value="8.83" calcext:value-type="float">
            <text:p><text:s text:c="3"/>8.83</text:p>
          </table:table-cell>
          <table:table-cell table:style-name="ce21" office:value-type="float" office:value="12805" calcext:value-type="float">
            <text:p><text:s text:c="3"/>12,805</text:p>
          </table:table-cell>
          <table:table-cell table:style-name="ce39" office:value-type="float" office:value="7.04" calcext:value-type="float">
            <text:p><text:s text:c="3"/>7.04</text:p>
          </table:table-cell>
          <table:table-cell table:style-name="ce21" office:value-type="float" office:value="3260" calcext:value-type="float">
            <text:p><text:s text:c="3"/>3,260</text:p>
          </table:table-cell>
          <table:table-cell table:style-name="ce39" office:value-type="float" office:value="1.79" calcext:value-type="float">
            <text:p><text:s text:c="3"/>1.79</text:p>
          </table:table-cell>
          <table:table-cell table:style-name="ce21" office:value-type="float" office:value="12249" calcext:value-type="float">
            <text:p><text:s text:c="3"/>12,249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21" office:value-type="float" office:value="3711" calcext:value-type="float">
            <text:p><text:s text:c="3"/>3,711</text:p>
          </table:table-cell>
          <table:table-cell table:style-name="ce39" office:value-type="float" office:value="2.04" calcext:value-type="float">
            <text:p><text:s text:c="3"/>2.04</text:p>
          </table:table-cell>
          <table:table-cell table:style-name="ce50" office:value-type="float" office:value="485687" calcext:value-type="float">
            <text:p><text:s text:c="3"/>485,687</text:p>
          </table:table-cell>
          <table:table-cell table:style-name="ce61"/>
          <table:table-cell table:style-name="ce63" table:number-columns-repeated="1007"/>
        </table:table-row>
        <table:table-row table:style-name="ro10">
          <table:table-cell table:style-name="ce12" office:value-type="string" calcext:value-type="string">
            <text:p>三　月</text:p>
          </table:table-cell>
          <table:table-cell table:style-name="ce21" office:value-type="float" office:value="7532951" calcext:value-type="float">
            <text:p><text:s text:c="3"/>7,532,951</text:p>
          </table:table-cell>
          <table:table-cell table:style-name="ce21" office:value-type="float" office:value="22978800" calcext:value-type="float">
            <text:p><text:s text:c="3"/>22,978,800</text:p>
          </table:table-cell>
          <table:table-cell table:style-name="ce21" office:value-type="float" office:value="11613325" calcext:value-type="float">
            <text:p><text:s text:c="3"/>11,613,325</text:p>
          </table:table-cell>
          <table:table-cell table:style-name="ce21" office:value-type="float" office:value="11365475" calcext:value-type="float">
            <text:p><text:s text:c="3"/>11,365,475</text:p>
          </table:table-cell>
          <table:table-cell table:style-name="ce21" office:value-type="float" office:value="16114" calcext:value-type="float">
            <text:p><text:s text:c="3"/>16,114</text:p>
          </table:table-cell>
          <table:table-cell table:style-name="ce39" office:value-type="float" office:value="8.28" calcext:value-type="float">
            <text:p><text:s text:c="3"/>8.28</text:p>
          </table:table-cell>
          <table:table-cell table:style-name="ce21" office:value-type="float" office:value="13378" calcext:value-type="float">
            <text:p><text:s text:c="3"/>13,378</text:p>
          </table:table-cell>
          <table:table-cell table:style-name="ce39" office:value-type="float" office:value="6.87" calcext:value-type="float">
            <text:p><text:s text:c="3"/>6.87</text:p>
          </table:table-cell>
          <table:table-cell table:style-name="ce21" office:value-type="float" office:value="2736" calcext:value-type="float">
            <text:p><text:s text:c="3"/>2,736</text:p>
          </table:table-cell>
          <table:table-cell table:style-name="ce39" office:value-type="float" office:value="1.41" calcext:value-type="float">
            <text:p><text:s text:c="3"/>1.41</text:p>
          </table:table-cell>
          <table:table-cell table:style-name="ce21" office:value-type="float" office:value="10232" calcext:value-type="float">
            <text:p><text:s text:c="3"/>10,232</text:p>
          </table:table-cell>
          <table:table-cell table:style-name="ce39" office:value-type="float" office:value="5.26" calcext:value-type="float">
            <text:p><text:s text:c="3"/>5.26</text:p>
          </table:table-cell>
          <table:table-cell table:style-name="ce21" office:value-type="float" office:value="4735" calcext:value-type="float">
            <text:p><text:s text:c="3"/>4,735</text:p>
          </table:table-cell>
          <table:table-cell table:style-name="ce39" office:value-type="float" office:value="2.43" calcext:value-type="float">
            <text:p><text:s text:c="3"/>2.43</text:p>
          </table:table-cell>
          <table:table-cell table:style-name="ce52" office:value-type="float" office:value="486469" calcext:value-type="float">
            <text:p><text:s text:c="3"/>486,469</text:p>
          </table:table-cell>
          <table:table-cell table:style-name="ce61"/>
          <table:table-cell table:style-name="ce63" table:number-columns-repeated="1007"/>
        </table:table-row>
        <table:table-row table:style-name="ro11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64787210069587" calcext:value-type="float">
            <text:p><text:s text:c="3"/>1.65</text:p>
          </table:table-cell>
          <table:table-cell table:style-name="ce23" office:value-type="float" office:value="0.429825387206041" calcext:value-type="float">
            <text:p><text:s text:c="3"/>0.43</text:p>
          </table:table-cell>
          <table:table-cell table:style-name="ce23" office:value-type="float" office:value="0.22942601121178" calcext:value-type="float">
            <text:p><text:s text:c="3"/>0.23</text:p>
          </table:table-cell>
          <table:table-cell table:style-name="ce23" office:value-type="float" office:value="0.635424384825822" calcext:value-type="float">
            <text:p><text:s text:c="3"/>0.64</text:p>
          </table:table-cell>
          <table:table-cell table:style-name="ce23" office:value-type="float" office:value="-12.8501892915089" calcext:value-type="float">
            <text:p>－12.85</text:p>
          </table:table-cell>
          <table:table-cell table:style-name="ce23" office:value-type="float" office:value="-1.24" calcext:value-type="float">
            <text:p>－1.24</text:p>
          </table:table-cell>
          <table:table-cell table:style-name="ce23" office:value-type="float" office:value="-3.68610511159107" calcext:value-type="float">
            <text:p>－3.69</text:p>
          </table:table-cell>
          <table:table-cell table:style-name="ce23" office:value-type="float" office:value="-0.28" calcext:value-type="float">
            <text:p>－0.28</text:p>
          </table:table-cell>
          <table:table-cell table:style-name="ce23" office:value-type="float" office:value="-40.5217391304348" calcext:value-type="float">
            <text:p>－40.52</text:p>
          </table:table-cell>
          <table:table-cell table:style-name="ce23" office:value-type="float" office:value="-0.96" calcext:value-type="float">
            <text:p>－0.96</text:p>
          </table:table-cell>
          <table:table-cell table:style-name="ce23" office:value-type="float" office:value="-6.40321990486645" calcext:value-type="float">
            <text:p>－6.40</text:p>
          </table:table-cell>
          <table:table-cell table:style-name="ce23" office:value-type="float" office:value="-0.37" calcext:value-type="float">
            <text:p>－0.37</text:p>
          </table:table-cell>
          <table:table-cell table:style-name="ce23" office:value-type="float" office:value="-17.9802529014377" calcext:value-type="float">
            <text:p>－17.98</text:p>
          </table:table-cell>
          <table:table-cell table:style-name="ce23" office:value-type="float" office:value="-0.54" calcext:value-type="float">
            <text:p>－0.54</text:p>
          </table:table-cell>
          <table:table-cell table:style-name="ce53" office:value-type="float" office:value="1.98468769522979" calcext:value-type="float">
            <text:p><text:s text:c="3"/>1.98</text:p>
          </table:table-cell>
          <table:table-cell table:style-name="ce60"/>
          <table:table-cell table:style-name="ce62" table:number-columns-repeated="1007"/>
        </table:table-row>
        <table:table-row table:style-name="ro11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117768394583265" calcext:value-type="float">
            <text:p><text:s text:c="3"/>0.12</text:p>
          </table:table-cell>
          <table:table-cell table:style-name="ce24" office:value-type="float" office:value="0.0225388926482729" calcext:value-type="float">
            <text:p><text:s text:c="3"/>0.02</text:p>
          </table:table-cell>
          <table:table-cell table:style-name="ce24" office:value-type="float" office:value="0.00490839598355429" calcext:value-type="float">
            <text:p><text:s text:c="3"/>0.00</text:p>
          </table:table-cell>
          <table:table-cell table:style-name="ce24" office:value-type="float" office:value="0.0405602847036234" calcext:value-type="float">
            <text:p><text:s text:c="3"/>0.04</text:p>
          </table:table-cell>
          <table:table-cell table:style-name="ce24" office:value-type="float" office:value="0.305010893246187" calcext:value-type="float">
            <text:p><text:s text:c="3"/>0.31</text:p>
          </table:table-cell>
          <table:table-cell table:style-name="ce24" office:value-type="float" office:value="-0.550000000000001" calcext:value-type="float">
            <text:p>－0.55</text:p>
          </table:table-cell>
          <table:table-cell table:style-name="ce24" office:value-type="float" office:value="4.47481452557595" calcext:value-type="float">
            <text:p><text:s text:c="3"/>4.47</text:p>
          </table:table-cell>
          <table:table-cell table:style-name="ce24" office:value-type="float" office:value="-0.17" calcext:value-type="float">
            <text:p>－0.17</text:p>
          </table:table-cell>
          <table:table-cell table:style-name="ce24" office:value-type="float" office:value="-16.0736196319018" calcext:value-type="float">
            <text:p>－16.07</text:p>
          </table:table-cell>
          <table:table-cell table:style-name="ce24" office:value-type="float" office:value="-0.38" calcext:value-type="float">
            <text:p>－0.38</text:p>
          </table:table-cell>
          <table:table-cell table:style-name="ce24" office:value-type="float" office:value="-16.4666503388032" calcext:value-type="float">
            <text:p>－16.47</text:p>
          </table:table-cell>
          <table:table-cell table:style-name="ce24" office:value-type="float" office:value="-1.47" calcext:value-type="float">
            <text:p>－1.47</text:p>
          </table:table-cell>
          <table:table-cell table:style-name="ce24" office:value-type="float" office:value="27.5936405281595" calcext:value-type="float">
            <text:p><text:s text:c="3"/>27.59</text:p>
          </table:table-cell>
          <table:table-cell table:style-name="ce24" office:value-type="float" office:value="0.39" calcext:value-type="float">
            <text:p><text:s text:c="3"/>0.39</text:p>
          </table:table-cell>
          <table:table-cell table:style-name="ce54" office:value-type="float" office:value="0.161009044919876" calcext:value-type="float">
            <text:p><text:s text:c="3"/>0.16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 table:number-columns-repeated="2"/>
          <table:table-cell table:style-name="ce41"/>
          <table:table-cell table:style-name="ce43"/>
          <table:table-cell/>
          <table:table-cell table:style-name="ce43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5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3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2">
          <table:table-cell table:number-columns-repeated="13"/>
          <table:table-cell table:style-name="ce7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3 月 戶 口 統 計 速 報 表 (續)</text:p>
          </table:table-cell>
          <table:covered-table-cell table:number-columns-repeated="10" table:style-name="ce2"/>
          <table:covered-table-cell table:style-name="ce76"/>
          <table:covered-table-cell table:style-name="ce2"/>
          <table:covered-table-cell table:style-name="ce62"/>
          <table:covered-table-cell table:style-name="ce2"/>
          <table:covered-table-cell table:style-name="ce62"/>
          <table:table-cell table:number-columns-repeated="1008"/>
        </table:table-row>
        <table:table-row table:style-name="ro4">
          <table:table-cell table:style-name="ce3"/>
          <table:table-cell table:style-name="ce16"/>
          <table:table-cell table:style-name="ce68" office:value-type="string" calcext:value-type="string">
            <text:p>人</text:p>
          </table:table-cell>
          <table:table-cell table:style-name="ce68" office:value-type="string" calcext:value-type="string">
            <text:p>口</text:p>
          </table:table-cell>
          <table:table-cell table:style-name="ce68" office:value-type="string" calcext:value-type="string">
            <text:p>數</text:p>
          </table:table-cell>
          <table:table-cell table:style-name="ce69" office:value-type="string" calcext:value-type="string" table:number-columns-spanned="2" table:number-rows-spanned="1">
            <text:p>出　　　　生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死　　　　亡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自　然　增　加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結　　婚　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離　　婚</text:p>
          </table:table-cell>
          <table:covered-table-cell table:style-name="ce7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style-name="ce56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covered-table-cell table:style-name="ce47"/>
          <table:table-cell table:style-name="ce56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5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13">
          <table:table-cell table:style-name="ce64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0" office:value-type="float" office:value="7532951" calcext:value-type="float">
            <text:p><text:s text:c="3"/>7,532,951</text:p>
          </table:table-cell>
          <table:table-cell table:style-name="ce20" office:value-type="float" office:value="22978800" calcext:value-type="float">
            <text:p><text:s text:c="3"/>22,978,800</text:p>
          </table:table-cell>
          <table:table-cell table:style-name="ce20" office:value-type="float" office:value="11613325" calcext:value-type="float">
            <text:p><text:s text:c="3"/>11,613,325</text:p>
          </table:table-cell>
          <table:table-cell table:style-name="ce20" office:value-type="float" office:value="11365475" calcext:value-type="float">
            <text:p><text:s text:c="3"/>11,365,475</text:p>
          </table:table-cell>
          <table:table-cell table:style-name="ce20" office:value-type="float" office:value="16114" calcext:value-type="float">
            <text:p><text:s text:c="3"/>16,114</text:p>
          </table:table-cell>
          <table:table-cell table:style-name="ce37" office:value-type="float" office:value="8.28" calcext:value-type="float">
            <text:p><text:s text:c="3"/>8.28</text:p>
          </table:table-cell>
          <table:table-cell table:style-name="ce20" office:value-type="float" office:value="13378" calcext:value-type="float">
            <text:p><text:s text:c="3"/>13,378</text:p>
          </table:table-cell>
          <table:table-cell table:style-name="ce37" office:value-type="float" office:value="6.87" calcext:value-type="float">
            <text:p><text:s text:c="3"/>6.87</text:p>
          </table:table-cell>
          <table:table-cell table:style-name="ce20" office:value-type="float" office:value="2736" calcext:value-type="float">
            <text:p><text:s text:c="3"/>2,736</text:p>
          </table:table-cell>
          <table:table-cell table:style-name="ce37" office:value-type="float" office:value="1.41" calcext:value-type="float">
            <text:p><text:s text:c="3"/>1.41</text:p>
          </table:table-cell>
          <table:table-cell table:style-name="ce20" office:value-type="float" office:value="10232" calcext:value-type="float">
            <text:p><text:s text:c="3"/>10,232</text:p>
          </table:table-cell>
          <table:table-cell table:style-name="ce37" office:value-type="float" office:value="5.26" calcext:value-type="float">
            <text:p><text:s text:c="3"/>5.26</text:p>
          </table:table-cell>
          <table:table-cell table:style-name="ce78" office:value-type="float" office:value="4735" calcext:value-type="float">
            <text:p><text:s text:c="3"/>4,735</text:p>
          </table:table-cell>
          <table:table-cell table:style-name="ce80" office:value-type="float" office:value="2.43" calcext:value-type="float">
            <text:p><text:s text:c="3"/>2.43</text:p>
          </table:table-cell>
          <table:table-cell table:style-name="ce83" office:value-type="float" office:value="486469" calcext:value-type="float">
            <text:p><text:s text:c="3"/>486,469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0" office:value-type="float" office:value="7501587" calcext:value-type="float">
            <text:p><text:s text:c="3"/>7,501,587</text:p>
          </table:table-cell>
          <table:table-cell table:style-name="ce20" office:value-type="float" office:value="22886499" calcext:value-type="float">
            <text:p><text:s text:c="3"/>22,886,499</text:p>
          </table:table-cell>
          <table:table-cell table:style-name="ce20" office:value-type="float" office:value="11563647" calcext:value-type="float">
            <text:p><text:s text:c="3"/>11,563,647</text:p>
          </table:table-cell>
          <table:table-cell table:style-name="ce20" office:value-type="float" office:value="11322852" calcext:value-type="float">
            <text:p><text:s text:c="3"/>11,322,852</text:p>
          </table:table-cell>
          <table:table-cell table:style-name="ce20" office:value-type="float" office:value="16034" calcext:value-type="float">
            <text:p><text:s text:c="3"/>16,034</text:p>
          </table:table-cell>
          <table:table-cell table:style-name="ce37" office:value-type="float" office:value="8.27" calcext:value-type="float">
            <text:p><text:s text:c="3"/>8.27</text:p>
          </table:table-cell>
          <table:table-cell table:style-name="ce20" office:value-type="float" office:value="13331" calcext:value-type="float">
            <text:p><text:s text:c="3"/>13,331</text:p>
          </table:table-cell>
          <table:table-cell table:style-name="ce37" office:value-type="float" office:value="6.88" calcext:value-type="float">
            <text:p><text:s text:c="3"/>6.88</text:p>
          </table:table-cell>
          <table:table-cell table:style-name="ce20" office:value-type="float" office:value="2703" calcext:value-type="float">
            <text:p><text:s text:c="3"/>2,703</text:p>
          </table:table-cell>
          <table:table-cell table:style-name="ce37" office:value-type="float" office:value="1.39" calcext:value-type="float">
            <text:p><text:s text:c="3"/>1.39</text:p>
          </table:table-cell>
          <table:table-cell table:style-name="ce20" office:value-type="float" office:value="10189" calcext:value-type="float">
            <text:p><text:s text:c="3"/>10,189</text:p>
          </table:table-cell>
          <table:table-cell table:style-name="ce37" office:value-type="float" office:value="5.26" calcext:value-type="float">
            <text:p><text:s text:c="3"/>5.26</text:p>
          </table:table-cell>
          <table:table-cell table:style-name="ce78" office:value-type="float" office:value="4722" calcext:value-type="float">
            <text:p><text:s text:c="3"/>4,722</text:p>
          </table:table-cell>
          <table:table-cell table:style-name="ce80" office:value-type="float" office:value="2.44" calcext:value-type="float">
            <text:p><text:s text:c="3"/>2.44</text:p>
          </table:table-cell>
          <table:table-cell table:style-name="ce83" office:value-type="float" office:value="486042" calcext:value-type="float">
            <text:p><text:s text:c="3"/>486,042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0" office:value-type="float" office:value="5990494" calcext:value-type="float">
            <text:p><text:s text:c="3"/>5,990,494</text:p>
          </table:table-cell>
          <table:table-cell table:style-name="ce20" office:value-type="float" office:value="18733137" calcext:value-type="float">
            <text:p><text:s text:c="3"/>18,733,137</text:p>
          </table:table-cell>
          <table:table-cell table:style-name="ce20" office:value-type="float" office:value="9529135" calcext:value-type="float">
            <text:p><text:s text:c="3"/>9,529,135</text:p>
          </table:table-cell>
          <table:table-cell table:style-name="ce20" office:value-type="float" office:value="9204002" calcext:value-type="float">
            <text:p><text:s text:c="3"/>9,204,002</text:p>
          </table:table-cell>
          <table:table-cell table:style-name="ce20" office:value-type="float" office:value="13287" calcext:value-type="float">
            <text:p><text:s text:c="3"/>13,287</text:p>
          </table:table-cell>
          <table:table-cell table:style-name="ce37" office:value-type="float" office:value="8.37" calcext:value-type="float">
            <text:p><text:s text:c="3"/>8.37</text:p>
          </table:table-cell>
          <table:table-cell table:style-name="ce20" office:value-type="float" office:value="10944" calcext:value-type="float">
            <text:p><text:s text:c="3"/>10,944</text:p>
          </table:table-cell>
          <table:table-cell table:style-name="ce37" office:value-type="float" office:value="6.9" calcext:value-type="float">
            <text:p><text:s text:c="3"/>6.90</text:p>
          </table:table-cell>
          <table:table-cell table:style-name="ce20" office:value-type="float" office:value="2343" calcext:value-type="float">
            <text:p><text:s text:c="3"/>2,343</text:p>
          </table:table-cell>
          <table:table-cell table:style-name="ce37" office:value-type="float" office:value="1.48" calcext:value-type="float">
            <text:p><text:s text:c="3"/>1.48</text:p>
          </table:table-cell>
          <table:table-cell table:style-name="ce20" office:value-type="float" office:value="8245" calcext:value-type="float">
            <text:p><text:s text:c="3"/>8,245</text:p>
          </table:table-cell>
          <table:table-cell table:style-name="ce37" office:value-type="float" office:value="5.2" calcext:value-type="float">
            <text:p><text:s text:c="3"/>5.20</text:p>
          </table:table-cell>
          <table:table-cell table:style-name="ce78" office:value-type="float" office:value="3894" calcext:value-type="float">
            <text:p><text:s text:c="3"/>3,894</text:p>
          </table:table-cell>
          <table:table-cell table:style-name="ce80" office:value-type="float" office:value="2.45" calcext:value-type="float">
            <text:p><text:s text:c="3"/>2.45</text:p>
          </table:table-cell>
          <table:table-cell table:style-name="ce83" office:value-type="float" office:value="462691" calcext:value-type="float">
            <text:p><text:s text:c="3"/>462,691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13005" calcext:value-type="float">
            <text:p><text:s text:c="3"/>1,313,005</text:p>
          </table:table-cell>
          <table:table-cell table:style-name="ce20" office:value-type="float" office:value="3804969" calcext:value-type="float">
            <text:p><text:s text:c="3"/>3,804,969</text:p>
          </table:table-cell>
          <table:table-cell table:style-name="ce20" office:value-type="float" office:value="1901791" calcext:value-type="float">
            <text:p><text:s text:c="3"/>1,901,791</text:p>
          </table:table-cell>
          <table:table-cell table:style-name="ce20" office:value-type="float" office:value="1903178" calcext:value-type="float">
            <text:p><text:s text:c="3"/>1,903,178</text:p>
          </table:table-cell>
          <table:table-cell table:style-name="ce20" office:value-type="float" office:value="2530" calcext:value-type="float">
            <text:p><text:s text:c="3"/>2,530</text:p>
          </table:table-cell>
          <table:table-cell table:style-name="ce37" office:value-type="float" office:value="7.85" calcext:value-type="float">
            <text:p><text:s text:c="3"/>7.85</text:p>
          </table:table-cell>
          <table:table-cell table:style-name="ce20" office:value-type="float" office:value="1699" calcext:value-type="float">
            <text:p><text:s text:c="3"/>1,699</text:p>
          </table:table-cell>
          <table:table-cell table:style-name="ce37" office:value-type="float" office:value="5.27" calcext:value-type="float">
            <text:p><text:s text:c="3"/>5.27</text:p>
          </table:table-cell>
          <table:table-cell table:style-name="ce20" office:value-type="float" office:value="831" calcext:value-type="float">
            <text:p><text:s text:c="3"/>831</text:p>
          </table:table-cell>
          <table:table-cell table:style-name="ce37" office:value-type="float" office:value="2.58" calcext:value-type="float">
            <text:p><text:s text:c="3"/>2.58</text:p>
          </table:table-cell>
          <table:table-cell table:style-name="ce20" office:value-type="float" office:value="1834" calcext:value-type="float">
            <text:p><text:s text:c="3"/>1,834</text:p>
          </table:table-cell>
          <table:table-cell table:style-name="ce37" office:value-type="float" office:value="5.69" calcext:value-type="float">
            <text:p><text:s text:c="3"/>5.69</text:p>
          </table:table-cell>
          <table:table-cell table:style-name="ce78" office:value-type="float" office:value="841" calcext:value-type="float">
            <text:p><text:s text:c="3"/>841</text:p>
          </table:table-cell>
          <table:table-cell table:style-name="ce80" office:value-type="float" office:value="2.61" calcext:value-type="float">
            <text:p><text:s text:c="3"/>2.61</text:p>
          </table:table-cell>
          <table:table-cell table:style-name="ce83" office:value-type="float" office:value="44334" calcext:value-type="float">
            <text:p><text:s text:c="3"/>44,334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47380" calcext:value-type="float">
            <text:p><text:s text:c="3"/>147,380</text:p>
          </table:table-cell>
          <table:table-cell table:style-name="ce20" office:value-type="float" office:value="460656" calcext:value-type="float">
            <text:p><text:s text:c="3"/>460,656</text:p>
          </table:table-cell>
          <table:table-cell table:style-name="ce20" office:value-type="float" office:value="235908" calcext:value-type="float">
            <text:p><text:s text:c="3"/>235,908</text:p>
          </table:table-cell>
          <table:table-cell table:style-name="ce20" office:value-type="float" office:value="224748" calcext:value-type="float">
            <text:p><text:s text:c="3"/>224,748</text:p>
          </table:table-cell>
          <table:table-cell table:style-name="ce20" office:value-type="float" office:value="297" calcext:value-type="float">
            <text:p><text:s text:c="3"/>297</text:p>
          </table:table-cell>
          <table:table-cell table:style-name="ce37" office:value-type="float" office:value="7.61" calcext:value-type="float">
            <text:p><text:s text:c="3"/>7.61</text:p>
          </table:table-cell>
          <table:table-cell table:style-name="ce20" office:value-type="float" office:value="307" calcext:value-type="float">
            <text:p><text:s text:c="3"/>307</text:p>
          </table:table-cell>
          <table:table-cell table:style-name="ce37" office:value-type="float" office:value="7.87" calcext:value-type="float">
            <text:p><text:s text:c="3"/>7.87</text:p>
          </table:table-cell>
          <table:table-cell table:style-name="ce20" office:value-type="float" office:value="-10" calcext:value-type="float">
            <text:p>－10</text:p>
          </table:table-cell>
          <table:table-cell table:style-name="ce37" office:value-type="float" office:value="-0.26" calcext:value-type="float">
            <text:p>－0.26</text:p>
          </table:table-cell>
          <table:table-cell table:style-name="ce20" office:value-type="float" office:value="156" calcext:value-type="float">
            <text:p><text:s text:c="3"/>156</text:p>
          </table:table-cell>
          <table:table-cell table:style-name="ce37" office:value-type="float" office:value="4" calcext:value-type="float">
            <text:p><text:s text:c="3"/>4.00</text:p>
          </table:table-cell>
          <table:table-cell table:style-name="ce78" office:value-type="float" office:value="91" calcext:value-type="float">
            <text:p><text:s text:c="3"/>91</text:p>
          </table:table-cell>
          <table:table-cell table:style-name="ce80" office:value-type="float" office:value="2.33" calcext:value-type="float">
            <text:p><text:s text:c="3"/>2.33</text:p>
          </table:table-cell>
          <table:table-cell table:style-name="ce83" office:value-type="float" office:value="14561" calcext:value-type="float">
            <text:p><text:s text:c="3"/>14,561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22330" calcext:value-type="float">
            <text:p><text:s text:c="3"/>622,330</text:p>
          </table:table-cell>
          <table:table-cell table:style-name="ce20" office:value-type="float" office:value="1940014" calcext:value-type="float">
            <text:p><text:s text:c="3"/>1,940,014</text:p>
          </table:table-cell>
          <table:table-cell table:style-name="ce20" office:value-type="float" office:value="983553" calcext:value-type="float">
            <text:p><text:s text:c="3"/>983,553</text:p>
          </table:table-cell>
          <table:table-cell table:style-name="ce20" office:value-type="float" office:value="956461" calcext:value-type="float">
            <text:p><text:s text:c="3"/>956,461</text:p>
          </table:table-cell>
          <table:table-cell table:style-name="ce20" office:value-type="float" office:value="1535" calcext:value-type="float">
            <text:p><text:s text:c="3"/>1,535</text:p>
          </table:table-cell>
          <table:table-cell table:style-name="ce37" office:value-type="float" office:value="9.35" calcext:value-type="float">
            <text:p><text:s text:c="3"/>9.35</text:p>
          </table:table-cell>
          <table:table-cell table:style-name="ce20" office:value-type="float" office:value="906" calcext:value-type="float">
            <text:p><text:s text:c="3"/>906</text:p>
          </table:table-cell>
          <table:table-cell table:style-name="ce37" office:value-type="float" office:value="5.52" calcext:value-type="float">
            <text:p><text:s text:c="3"/>5.52</text:p>
          </table:table-cell>
          <table:table-cell table:style-name="ce20" office:value-type="float" office:value="629" calcext:value-type="float">
            <text:p><text:s text:c="3"/>629</text:p>
          </table:table-cell>
          <table:table-cell table:style-name="ce37" office:value-type="float" office:value="3.83" calcext:value-type="float">
            <text:p><text:s text:c="3"/>3.83</text:p>
          </table:table-cell>
          <table:table-cell table:style-name="ce20" office:value-type="float" office:value="897" calcext:value-type="float">
            <text:p><text:s text:c="3"/>897</text:p>
          </table:table-cell>
          <table:table-cell table:style-name="ce37" office:value-type="float" office:value="5.46" calcext:value-type="float">
            <text:p><text:s text:c="3"/>5.46</text:p>
          </table:table-cell>
          <table:table-cell table:style-name="ce78" office:value-type="float" office:value="465" calcext:value-type="float">
            <text:p><text:s text:c="3"/>465</text:p>
          </table:table-cell>
          <table:table-cell table:style-name="ce80" office:value-type="float" office:value="2.83" calcext:value-type="float">
            <text:p><text:s text:c="3"/>2.83</text:p>
          </table:table-cell>
          <table:table-cell table:style-name="ce83" office:value-type="float" office:value="53831" calcext:value-type="float">
            <text:p><text:s text:c="3"/>53,831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48395" calcext:value-type="float">
            <text:p><text:s text:c="3"/>148,395</text:p>
          </table:table-cell>
          <table:table-cell table:style-name="ce20" office:value-type="float" office:value="497245" calcext:value-type="float">
            <text:p><text:s text:c="3"/>497,245</text:p>
          </table:table-cell>
          <table:table-cell table:style-name="ce20" office:value-type="float" office:value="257181" calcext:value-type="float">
            <text:p><text:s text:c="3"/>257,181</text:p>
          </table:table-cell>
          <table:table-cell table:style-name="ce20" office:value-type="float" office:value="240064" calcext:value-type="float">
            <text:p><text:s text:c="3"/>240,064</text:p>
          </table:table-cell>
          <table:table-cell table:style-name="ce20" office:value-type="float" office:value="517" calcext:value-type="float">
            <text:p><text:s text:c="3"/>517</text:p>
          </table:table-cell>
          <table:table-cell table:style-name="ce37" office:value-type="float" office:value="12.28" calcext:value-type="float">
            <text:p><text:s text:c="3"/>12.28</text:p>
          </table:table-cell>
          <table:table-cell table:style-name="ce20" office:value-type="float" office:value="303" calcext:value-type="float">
            <text:p><text:s text:c="3"/>303</text:p>
          </table:table-cell>
          <table:table-cell table:style-name="ce37" office:value-type="float" office:value="7.2" calcext:value-type="float">
            <text:p><text:s text:c="3"/>7.20</text:p>
          </table:table-cell>
          <table:table-cell table:style-name="ce20" office:value-type="float" office:value="214" calcext:value-type="float">
            <text:p><text:s text:c="3"/>214</text:p>
          </table:table-cell>
          <table:table-cell table:style-name="ce37" office:value-type="float" office:value="5.08" calcext:value-type="float">
            <text:p><text:s text:c="3"/>5.08</text:p>
          </table:table-cell>
          <table:table-cell table:style-name="ce20" office:value-type="float" office:value="261" calcext:value-type="float">
            <text:p><text:s text:c="3"/>261</text:p>
          </table:table-cell>
          <table:table-cell table:style-name="ce37" office:value-type="float" office:value="6.2" calcext:value-type="float">
            <text:p><text:s text:c="3"/>6.20</text:p>
          </table:table-cell>
          <table:table-cell table:style-name="ce78" office:value-type="float" office:value="106" calcext:value-type="float">
            <text:p><text:s text:c="3"/>106</text:p>
          </table:table-cell>
          <table:table-cell table:style-name="ce80" office:value-type="float" office:value="2.52" calcext:value-type="float">
            <text:p><text:s text:c="3"/>2.52</text:p>
          </table:table-cell>
          <table:table-cell table:style-name="ce83" office:value-type="float" office:value="18522" calcext:value-type="float">
            <text:p><text:s text:c="3"/>18,522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63775" calcext:value-type="float">
            <text:p><text:s text:c="3"/>163,775</text:p>
          </table:table-cell>
          <table:table-cell table:style-name="ce20" office:value-type="float" office:value="560142" calcext:value-type="float">
            <text:p><text:s text:c="3"/>560,142</text:p>
          </table:table-cell>
          <table:table-cell table:style-name="ce20" office:value-type="float" office:value="292375" calcext:value-type="float">
            <text:p><text:s text:c="3"/>292,375</text:p>
          </table:table-cell>
          <table:table-cell table:style-name="ce20" office:value-type="float" office:value="267767" calcext:value-type="float">
            <text:p><text:s text:c="3"/>267,767</text:p>
          </table:table-cell>
          <table:table-cell table:style-name="ce20" office:value-type="float" office:value="377" calcext:value-type="float">
            <text:p><text:s text:c="3"/>377</text:p>
          </table:table-cell>
          <table:table-cell table:style-name="ce37" office:value-type="float" office:value="7.95" calcext:value-type="float">
            <text:p><text:s text:c="3"/>7.95</text:p>
          </table:table-cell>
          <table:table-cell table:style-name="ce20" office:value-type="float" office:value="383" calcext:value-type="float">
            <text:p><text:s text:c="3"/>383</text:p>
          </table:table-cell>
          <table:table-cell table:style-name="ce37" office:value-type="float" office:value="8.07" calcext:value-type="float">
            <text:p><text:s text:c="3"/>8.07</text:p>
          </table:table-cell>
          <table:table-cell table:style-name="ce20" office:value-type="float" office:value="-6" calcext:value-type="float">
            <text:p>－6</text:p>
          </table:table-cell>
          <table:table-cell table:style-name="ce37" office:value-type="float" office:value="-0.13" calcext:value-type="float">
            <text:p>－0.13</text:p>
          </table:table-cell>
          <table:table-cell table:style-name="ce20" office:value-type="float" office:value="201" calcext:value-type="float">
            <text:p><text:s text:c="3"/>201</text:p>
          </table:table-cell>
          <table:table-cell table:style-name="ce37" office:value-type="float" office:value="4.24" calcext:value-type="float">
            <text:p><text:s text:c="3"/>4.24</text:p>
          </table:table-cell>
          <table:table-cell table:style-name="ce78" office:value-type="float" office:value="122" calcext:value-type="float">
            <text:p><text:s text:c="3"/>122</text:p>
          </table:table-cell>
          <table:table-cell table:style-name="ce80" office:value-type="float" office:value="2.57" calcext:value-type="float">
            <text:p><text:s text:c="3"/>2.57</text:p>
          </table:table-cell>
          <table:table-cell table:style-name="ce83" office:value-type="float" office:value="9940" calcext:value-type="float">
            <text:p><text:s text:c="3"/>9,940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44183" calcext:value-type="float">
            <text:p><text:s text:c="3"/>444,183</text:p>
          </table:table-cell>
          <table:table-cell table:style-name="ce20" office:value-type="float" office:value="1552511" calcext:value-type="float">
            <text:p><text:s text:c="3"/>1,552,511</text:p>
          </table:table-cell>
          <table:table-cell table:style-name="ce20" office:value-type="float" office:value="789898" calcext:value-type="float">
            <text:p><text:s text:c="3"/>789,898</text:p>
          </table:table-cell>
          <table:table-cell table:style-name="ce20" office:value-type="float" office:value="762613" calcext:value-type="float">
            <text:p><text:s text:c="3"/>762,613</text:p>
          </table:table-cell>
          <table:table-cell table:style-name="ce20" office:value-type="float" office:value="1178" calcext:value-type="float">
            <text:p><text:s text:c="3"/>1,178</text:p>
          </table:table-cell>
          <table:table-cell table:style-name="ce37" office:value-type="float" office:value="8.96" calcext:value-type="float">
            <text:p><text:s text:c="3"/>8.96</text:p>
          </table:table-cell>
          <table:table-cell table:style-name="ce20" office:value-type="float" office:value="834" calcext:value-type="float">
            <text:p><text:s text:c="3"/>834</text:p>
          </table:table-cell>
          <table:table-cell table:style-name="ce37" office:value-type="float" office:value="6.34" calcext:value-type="float">
            <text:p><text:s text:c="3"/>6.34</text:p>
          </table:table-cell>
          <table:table-cell table:style-name="ce20" office:value-type="float" office:value="344" calcext:value-type="float">
            <text:p><text:s text:c="3"/>344</text:p>
          </table:table-cell>
          <table:table-cell table:style-name="ce37" office:value-type="float" office:value="2.62" calcext:value-type="float">
            <text:p><text:s text:c="3"/>2.62</text:p>
          </table:table-cell>
          <table:table-cell table:style-name="ce20" office:value-type="float" office:value="656" calcext:value-type="float">
            <text:p><text:s text:c="3"/>656</text:p>
          </table:table-cell>
          <table:table-cell table:style-name="ce37" office:value-type="float" office:value="4.99" calcext:value-type="float">
            <text:p><text:s text:c="3"/>4.99</text:p>
          </table:table-cell>
          <table:table-cell table:style-name="ce78" office:value-type="float" office:value="292" calcext:value-type="float">
            <text:p><text:s text:c="3"/>292</text:p>
          </table:table-cell>
          <table:table-cell table:style-name="ce80" office:value-type="float" office:value="2.22" calcext:value-type="float">
            <text:p><text:s text:c="3"/>2.22</text:p>
          </table:table-cell>
          <table:table-cell table:style-name="ce83" office:value-type="float" office:value="18446" calcext:value-type="float">
            <text:p><text:s text:c="3"/>18,446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49067" calcext:value-type="float">
            <text:p><text:s text:c="3"/>349,067</text:p>
          </table:table-cell>
          <table:table-cell table:style-name="ce20" office:value-type="float" office:value="1314253" calcext:value-type="float">
            <text:p><text:s text:c="3"/>1,314,253</text:p>
          </table:table-cell>
          <table:table-cell table:style-name="ce20" office:value-type="float" office:value="677457" calcext:value-type="float">
            <text:p><text:s text:c="3"/>677,457</text:p>
          </table:table-cell>
          <table:table-cell table:style-name="ce20" office:value-type="float" office:value="636796" calcext:value-type="float">
            <text:p><text:s text:c="3"/>636,796</text:p>
          </table:table-cell>
          <table:table-cell table:style-name="ce20" office:value-type="float" office:value="975" calcext:value-type="float">
            <text:p><text:s text:c="3"/>975</text:p>
          </table:table-cell>
          <table:table-cell table:style-name="ce37" office:value-type="float" office:value="8.76" calcext:value-type="float">
            <text:p><text:s text:c="3"/>8.76</text:p>
          </table:table-cell>
          <table:table-cell table:style-name="ce20" office:value-type="float" office:value="781" calcext:value-type="float">
            <text:p><text:s text:c="3"/>781</text:p>
          </table:table-cell>
          <table:table-cell table:style-name="ce37" office:value-type="float" office:value="7.02" calcext:value-type="float">
            <text:p><text:s text:c="3"/>7.02</text:p>
          </table:table-cell>
          <table:table-cell table:style-name="ce20" office:value-type="float" office:value="194" calcext:value-type="float">
            <text:p><text:s text:c="3"/>194</text:p>
          </table:table-cell>
          <table:table-cell table:style-name="ce37" office:value-type="float" office:value="1.74" calcext:value-type="float">
            <text:p><text:s text:c="3"/>1.74</text:p>
          </table:table-cell>
          <table:table-cell table:style-name="ce20" office:value-type="float" office:value="545" calcext:value-type="float">
            <text:p><text:s text:c="3"/>545</text:p>
          </table:table-cell>
          <table:table-cell table:style-name="ce37" office:value-type="float" office:value="4.9" calcext:value-type="float">
            <text:p><text:s text:c="3"/>4.90</text:p>
          </table:table-cell>
          <table:table-cell table:style-name="ce78" office:value-type="float" office:value="212" calcext:value-type="float">
            <text:p><text:s text:c="3"/>212</text:p>
          </table:table-cell>
          <table:table-cell table:style-name="ce80" office:value-type="float" office:value="1.9" calcext:value-type="float">
            <text:p><text:s text:c="3"/>1.90</text:p>
          </table:table-cell>
          <table:table-cell table:style-name="ce83" office:value-type="float" office:value="4478" calcext:value-type="float">
            <text:p><text:s text:c="3"/>4,478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4660" calcext:value-type="float">
            <text:p><text:s text:c="3"/>164,660</text:p>
          </table:table-cell>
          <table:table-cell table:style-name="ce20" office:value-type="float" office:value="533320" calcext:value-type="float">
            <text:p><text:s text:c="3"/>533,320</text:p>
          </table:table-cell>
          <table:table-cell table:style-name="ce20" office:value-type="float" office:value="276035" calcext:value-type="float">
            <text:p><text:s text:c="3"/>276,035</text:p>
          </table:table-cell>
          <table:table-cell table:style-name="ce20" office:value-type="float" office:value="257285" calcext:value-type="float">
            <text:p><text:s text:c="3"/>257,285</text:p>
          </table:table-cell>
          <table:table-cell table:style-name="ce20" office:value-type="float" office:value="294" calcext:value-type="float">
            <text:p><text:s text:c="3"/>294</text:p>
          </table:table-cell>
          <table:table-cell table:style-name="ce37" office:value-type="float" office:value="6.51" calcext:value-type="float">
            <text:p><text:s text:c="3"/>6.51</text:p>
          </table:table-cell>
          <table:table-cell table:style-name="ce20" office:value-type="float" office:value="408" calcext:value-type="float">
            <text:p><text:s text:c="3"/>408</text:p>
          </table:table-cell>
          <table:table-cell table:style-name="ce37" office:value-type="float" office:value="9.03" calcext:value-type="float">
            <text:p><text:s text:c="3"/>9.03</text:p>
          </table:table-cell>
          <table:table-cell table:style-name="ce20" office:value-type="float" office:value="-114" calcext:value-type="float">
            <text:p>－114</text:p>
          </table:table-cell>
          <table:table-cell table:style-name="ce37" office:value-type="float" office:value="-2.52" calcext:value-type="float">
            <text:p>－2.52</text:p>
          </table:table-cell>
          <table:table-cell table:style-name="ce20" office:value-type="float" office:value="188" calcext:value-type="float">
            <text:p><text:s text:c="3"/>188</text:p>
          </table:table-cell>
          <table:table-cell table:style-name="ce37" office:value-type="float" office:value="4.16" calcext:value-type="float">
            <text:p><text:s text:c="3"/>4.16</text:p>
          </table:table-cell>
          <table:table-cell table:style-name="ce78" office:value-type="float" office:value="97" calcext:value-type="float">
            <text:p><text:s text:c="3"/>97</text:p>
          </table:table-cell>
          <table:table-cell table:style-name="ce80" office:value-type="float" office:value="2.15" calcext:value-type="float">
            <text:p><text:s text:c="3"/>2.15</text:p>
          </table:table-cell>
          <table:table-cell table:style-name="ce83" office:value-type="float" office:value="27584" calcext:value-type="float">
            <text:p><text:s text:c="3"/>27,584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19716" calcext:value-type="float">
            <text:p><text:s text:c="3"/>219,716</text:p>
          </table:table-cell>
          <table:table-cell table:style-name="ce20" office:value-type="float" office:value="725378" calcext:value-type="float">
            <text:p><text:s text:c="3"/>725,378</text:p>
          </table:table-cell>
          <table:table-cell table:style-name="ce20" office:value-type="float" office:value="380753" calcext:value-type="float">
            <text:p><text:s text:c="3"/>380,753</text:p>
          </table:table-cell>
          <table:table-cell table:style-name="ce20" office:value-type="float" office:value="344625" calcext:value-type="float">
            <text:p><text:s text:c="3"/>344,625</text:p>
          </table:table-cell>
          <table:table-cell table:style-name="ce20" office:value-type="float" office:value="526" calcext:value-type="float">
            <text:p><text:s text:c="3"/>526</text:p>
          </table:table-cell>
          <table:table-cell table:style-name="ce37" office:value-type="float" office:value="8.56" calcext:value-type="float">
            <text:p><text:s text:c="3"/>8.56</text:p>
          </table:table-cell>
          <table:table-cell table:style-name="ce20" office:value-type="float" office:value="582" calcext:value-type="float">
            <text:p><text:s text:c="3"/>582</text:p>
          </table:table-cell>
          <table:table-cell table:style-name="ce37" office:value-type="float" office:value="9.47" calcext:value-type="float">
            <text:p><text:s text:c="3"/>9.47</text:p>
          </table:table-cell>
          <table:table-cell table:style-name="ce20" office:value-type="float" office:value="-56" calcext:value-type="float">
            <text:p>－56</text:p>
          </table:table-cell>
          <table:table-cell table:style-name="ce37" office:value-type="float" office:value="-0.91" calcext:value-type="float">
            <text:p>－0.91</text:p>
          </table:table-cell>
          <table:table-cell table:style-name="ce20" office:value-type="float" office:value="303" calcext:value-type="float">
            <text:p><text:s text:c="3"/>303</text:p>
          </table:table-cell>
          <table:table-cell table:style-name="ce37" office:value-type="float" office:value="4.93" calcext:value-type="float">
            <text:p><text:s text:c="3"/>4.93</text:p>
          </table:table-cell>
          <table:table-cell table:style-name="ce78" office:value-type="float" office:value="134" calcext:value-type="float">
            <text:p><text:s text:c="3"/>134</text:p>
          </table:table-cell>
          <table:table-cell table:style-name="ce80" office:value-type="float" office:value="2.18" calcext:value-type="float">
            <text:p><text:s text:c="3"/>2.18</text:p>
          </table:table-cell>
          <table:table-cell table:style-name="ce83" office:value-type="float" office:value="1505" calcext:value-type="float">
            <text:p><text:s text:c="3"/>1,505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69370" calcext:value-type="float">
            <text:p><text:s text:c="3"/>169,370</text:p>
          </table:table-cell>
          <table:table-cell table:style-name="ce20" office:value-type="float" office:value="550344" calcext:value-type="float">
            <text:p><text:s text:c="3"/>550,344</text:p>
          </table:table-cell>
          <table:table-cell table:style-name="ce20" office:value-type="float" office:value="288567" calcext:value-type="float">
            <text:p><text:s text:c="3"/>288,567</text:p>
          </table:table-cell>
          <table:table-cell table:style-name="ce20" office:value-type="float" office:value="261777" calcext:value-type="float">
            <text:p><text:s text:c="3"/>261,777</text:p>
          </table:table-cell>
          <table:table-cell table:style-name="ce20" office:value-type="float" office:value="374" calcext:value-type="float">
            <text:p><text:s text:c="3"/>374</text:p>
          </table:table-cell>
          <table:table-cell table:style-name="ce37" office:value-type="float" office:value="8.02" calcext:value-type="float">
            <text:p><text:s text:c="3"/>8.02</text:p>
          </table:table-cell>
          <table:table-cell table:style-name="ce20" office:value-type="float" office:value="476" calcext:value-type="float">
            <text:p><text:s text:c="3"/>476</text:p>
          </table:table-cell>
          <table:table-cell table:style-name="ce37" office:value-type="float" office:value="10.21" calcext:value-type="float">
            <text:p><text:s text:c="3"/>10.21</text:p>
          </table:table-cell>
          <table:table-cell table:style-name="ce20" office:value-type="float" office:value="-102" calcext:value-type="float">
            <text:p>－102</text:p>
          </table:table-cell>
          <table:table-cell table:style-name="ce37" office:value-type="float" office:value="-2.19" calcext:value-type="float">
            <text:p>－2.19</text:p>
          </table:table-cell>
          <table:table-cell table:style-name="ce20" office:value-type="float" office:value="210" calcext:value-type="float">
            <text:p><text:s text:c="3"/>210</text:p>
          </table:table-cell>
          <table:table-cell table:style-name="ce37" office:value-type="float" office:value="4.5" calcext:value-type="float">
            <text:p><text:s text:c="3"/>4.50</text:p>
          </table:table-cell>
          <table:table-cell table:style-name="ce78" office:value-type="float" office:value="99" calcext:value-type="float">
            <text:p><text:s text:c="3"/>99</text:p>
          </table:table-cell>
          <table:table-cell table:style-name="ce80" office:value-type="float" office:value="2.12" calcext:value-type="float">
            <text:p><text:s text:c="3"/>2.12</text:p>
          </table:table-cell>
          <table:table-cell table:style-name="ce83" office:value-type="float" office:value="5242" calcext:value-type="float">
            <text:p><text:s text:c="3"/>5,242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54125" calcext:value-type="float">
            <text:p><text:s text:c="3"/>354,125</text:p>
          </table:table-cell>
          <table:table-cell table:style-name="ce20" office:value-type="float" office:value="1105000" calcext:value-type="float">
            <text:p><text:s text:c="3"/>1,105,000</text:p>
          </table:table-cell>
          <table:table-cell table:style-name="ce20" office:value-type="float" office:value="566845" calcext:value-type="float">
            <text:p><text:s text:c="3"/>566,845</text:p>
          </table:table-cell>
          <table:table-cell table:style-name="ce20" office:value-type="float" office:value="538155" calcext:value-type="float">
            <text:p><text:s text:c="3"/>538,155</text:p>
          </table:table-cell>
          <table:table-cell table:style-name="ce20" office:value-type="float" office:value="733" calcext:value-type="float">
            <text:p><text:s text:c="3"/>733</text:p>
          </table:table-cell>
          <table:table-cell table:style-name="ce37" office:value-type="float" office:value="7.83" calcext:value-type="float">
            <text:p><text:s text:c="3"/>7.83</text:p>
          </table:table-cell>
          <table:table-cell table:style-name="ce20" office:value-type="float" office:value="807" calcext:value-type="float">
            <text:p><text:s text:c="3"/>807</text:p>
          </table:table-cell>
          <table:table-cell table:style-name="ce37" office:value-type="float" office:value="8.62" calcext:value-type="float">
            <text:p><text:s text:c="3"/>8.62</text:p>
          </table:table-cell>
          <table:table-cell table:style-name="ce20" office:value-type="float" office:value="-74" calcext:value-type="float">
            <text:p>－74</text:p>
          </table:table-cell>
          <table:table-cell table:style-name="ce37" office:value-type="float" office:value="-0.79" calcext:value-type="float">
            <text:p>－0.79</text:p>
          </table:table-cell>
          <table:table-cell table:style-name="ce20" office:value-type="float" office:value="449" calcext:value-type="float">
            <text:p><text:s text:c="3"/>449</text:p>
          </table:table-cell>
          <table:table-cell table:style-name="ce37" office:value-type="float" office:value="4.8" calcext:value-type="float">
            <text:p><text:s text:c="3"/>4.80</text:p>
          </table:table-cell>
          <table:table-cell table:style-name="ce78" office:value-type="float" office:value="203" calcext:value-type="float">
            <text:p><text:s text:c="3"/>203</text:p>
          </table:table-cell>
          <table:table-cell table:style-name="ce80" office:value-type="float" office:value="2.17" calcext:value-type="float">
            <text:p><text:s text:c="3"/>2.17</text:p>
          </table:table-cell>
          <table:table-cell table:style-name="ce83" office:value-type="float" office:value="3271" calcext:value-type="float">
            <text:p><text:s text:c="3"/>3,271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15625" calcext:value-type="float">
            <text:p><text:s text:c="3"/>415,625</text:p>
          </table:table-cell>
          <table:table-cell table:style-name="ce20" office:value-type="float" office:value="1244027" calcext:value-type="float">
            <text:p><text:s text:c="3"/>1,244,027</text:p>
          </table:table-cell>
          <table:table-cell table:style-name="ce20" office:value-type="float" office:value="640364" calcext:value-type="float">
            <text:p><text:s text:c="3"/>640,364</text:p>
          </table:table-cell>
          <table:table-cell table:style-name="ce20" office:value-type="float" office:value="603663" calcext:value-type="float">
            <text:p><text:s text:c="3"/>603,663</text:p>
          </table:table-cell>
          <table:table-cell table:style-name="ce20" office:value-type="float" office:value="821" calcext:value-type="float">
            <text:p><text:s text:c="3"/>821</text:p>
          </table:table-cell>
          <table:table-cell table:style-name="ce37" office:value-type="float" office:value="7.79" calcext:value-type="float">
            <text:p><text:s text:c="3"/>7.79</text:p>
          </table:table-cell>
          <table:table-cell table:style-name="ce20" office:value-type="float" office:value="737" calcext:value-type="float">
            <text:p><text:s text:c="3"/>737</text:p>
          </table:table-cell>
          <table:table-cell table:style-name="ce37" office:value-type="float" office:value="6.99" calcext:value-type="float">
            <text:p><text:s text:c="3"/>6.99</text:p>
          </table:table-cell>
          <table:table-cell table:style-name="ce20" office:value-type="float" office:value="84" calcext:value-type="float">
            <text:p><text:s text:c="3"/>84</text:p>
          </table:table-cell>
          <table:table-cell table:style-name="ce37" office:value-type="float" office:value="0.8" calcext:value-type="float">
            <text:p><text:s text:c="3"/>0.80</text:p>
          </table:table-cell>
          <table:table-cell table:style-name="ce20" office:value-type="float" office:value="605" calcext:value-type="float">
            <text:p><text:s text:c="3"/>605</text:p>
          </table:table-cell>
          <table:table-cell table:style-name="ce37" office:value-type="float" office:value="5.74" calcext:value-type="float">
            <text:p><text:s text:c="3"/>5.74</text:p>
          </table:table-cell>
          <table:table-cell table:style-name="ce78" office:value-type="float" office:value="258" calcext:value-type="float">
            <text:p><text:s text:c="3"/>258</text:p>
          </table:table-cell>
          <table:table-cell table:style-name="ce80" office:value-type="float" office:value="2.45" calcext:value-type="float">
            <text:p><text:s text:c="3"/>2.45</text:p>
          </table:table-cell>
          <table:table-cell table:style-name="ce83" office:value-type="float" office:value="16454" calcext:value-type="float">
            <text:p><text:s text:c="3"/>16,454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67370" calcext:value-type="float">
            <text:p><text:s text:c="3"/>267,370</text:p>
          </table:table-cell>
          <table:table-cell table:style-name="ce20" office:value-type="float" office:value="888504" calcext:value-type="float">
            <text:p><text:s text:c="3"/>888,504</text:p>
          </table:table-cell>
          <table:table-cell table:style-name="ce20" office:value-type="float" office:value="459195" calcext:value-type="float">
            <text:p><text:s text:c="3"/>459,195</text:p>
          </table:table-cell>
          <table:table-cell table:style-name="ce20" office:value-type="float" office:value="429309" calcext:value-type="float">
            <text:p><text:s text:c="3"/>429,309</text:p>
          </table:table-cell>
          <table:table-cell table:style-name="ce20" office:value-type="float" office:value="530" calcext:value-type="float">
            <text:p><text:s text:c="3"/>530</text:p>
          </table:table-cell>
          <table:table-cell table:style-name="ce37" office:value-type="float" office:value="7.04" calcext:value-type="float">
            <text:p><text:s text:c="3"/>7.04</text:p>
          </table:table-cell>
          <table:table-cell table:style-name="ce20" office:value-type="float" office:value="632" calcext:value-type="float">
            <text:p><text:s text:c="3"/>632</text:p>
          </table:table-cell>
          <table:table-cell table:style-name="ce37" office:value-type="float" office:value="8.4" calcext:value-type="float">
            <text:p><text:s text:c="3"/>8.40</text:p>
          </table:table-cell>
          <table:table-cell table:style-name="ce20" office:value-type="float" office:value="-102" calcext:value-type="float">
            <text:p>－102</text:p>
          </table:table-cell>
          <table:table-cell table:style-name="ce37" office:value-type="float" office:value="-1.36" calcext:value-type="float">
            <text:p>－1.36</text:p>
          </table:table-cell>
          <table:table-cell table:style-name="ce20" office:value-type="float" office:value="391" calcext:value-type="float">
            <text:p><text:s text:c="3"/>391</text:p>
          </table:table-cell>
          <table:table-cell table:style-name="ce37" office:value-type="float" office:value="5.19" calcext:value-type="float">
            <text:p><text:s text:c="3"/>5.19</text:p>
          </table:table-cell>
          <table:table-cell table:style-name="ce78" office:value-type="float" office:value="206" calcext:value-type="float">
            <text:p><text:s text:c="3"/>206</text:p>
          </table:table-cell>
          <table:table-cell table:style-name="ce80" office:value-type="float" office:value="2.74" calcext:value-type="float">
            <text:p><text:s text:c="3"/>2.74</text:p>
          </table:table-cell>
          <table:table-cell table:style-name="ce83" office:value-type="float" office:value="55764" calcext:value-type="float">
            <text:p><text:s text:c="3"/>55,764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7932" calcext:value-type="float">
            <text:p><text:s text:c="3"/>77,932</text:p>
          </table:table-cell>
          <table:table-cell table:style-name="ce20" office:value-type="float" office:value="233310" calcext:value-type="float">
            <text:p><text:s text:c="3"/>233,310</text:p>
          </table:table-cell>
          <table:table-cell table:style-name="ce20" office:value-type="float" office:value="122958" calcext:value-type="float">
            <text:p><text:s text:c="3"/>122,958</text:p>
          </table:table-cell>
          <table:table-cell table:style-name="ce20" office:value-type="float" office:value="110352" calcext:value-type="float">
            <text:p><text:s text:c="3"/>110,352</text:p>
          </table:table-cell>
          <table:table-cell table:style-name="ce20" office:value-type="float" office:value="166" calcext:value-type="float">
            <text:p><text:s text:c="3"/>166</text:p>
          </table:table-cell>
          <table:table-cell table:style-name="ce37" office:value-type="float" office:value="8.4" calcext:value-type="float">
            <text:p><text:s text:c="3"/>8.40</text:p>
          </table:table-cell>
          <table:table-cell table:style-name="ce20" office:value-type="float" office:value="230" calcext:value-type="float">
            <text:p><text:s text:c="3"/>230</text:p>
          </table:table-cell>
          <table:table-cell table:style-name="ce37" office:value-type="float" office:value="11.63" calcext:value-type="float">
            <text:p><text:s text:c="3"/>11.63</text:p>
          </table:table-cell>
          <table:table-cell table:style-name="ce20" office:value-type="float" office:value="-64" calcext:value-type="float">
            <text:p>－64</text:p>
          </table:table-cell>
          <table:table-cell table:style-name="ce37" office:value-type="float" office:value="-3.24" calcext:value-type="float">
            <text:p>－3.24</text:p>
          </table:table-cell>
          <table:table-cell table:style-name="ce20" office:value-type="float" office:value="93" calcext:value-type="float">
            <text:p><text:s text:c="3"/>93</text:p>
          </table:table-cell>
          <table:table-cell table:style-name="ce37" office:value-type="float" office:value="4.7" calcext:value-type="float">
            <text:p><text:s text:c="3"/>4.70</text:p>
          </table:table-cell>
          <table:table-cell table:style-name="ce78" office:value-type="float" office:value="42" calcext:value-type="float">
            <text:p><text:s text:c="3"/>42</text:p>
          </table:table-cell>
          <table:table-cell table:style-name="ce80" office:value-type="float" office:value="2.12" calcext:value-type="float">
            <text:p><text:s text:c="3"/>2.12</text:p>
          </table:table-cell>
          <table:table-cell table:style-name="ce83" office:value-type="float" office:value="79026" calcext:value-type="float">
            <text:p><text:s text:c="3"/>79,026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7047" calcext:value-type="float">
            <text:p><text:s text:c="3"/>117,047</text:p>
          </table:table-cell>
          <table:table-cell table:style-name="ce20" office:value-type="float" office:value="343026" calcext:value-type="float">
            <text:p><text:s text:c="3"/>343,026</text:p>
          </table:table-cell>
          <table:table-cell table:style-name="ce20" office:value-type="float" office:value="178103" calcext:value-type="float">
            <text:p><text:s text:c="3"/>178,103</text:p>
          </table:table-cell>
          <table:table-cell table:style-name="ce20" office:value-type="float" office:value="164923" calcext:value-type="float">
            <text:p><text:s text:c="3"/>164,923</text:p>
          </table:table-cell>
          <table:table-cell table:style-name="ce20" office:value-type="float" office:value="247" calcext:value-type="float">
            <text:p><text:s text:c="3"/>247</text:p>
          </table:table-cell>
          <table:table-cell table:style-name="ce37" office:value-type="float" office:value="8.5" calcext:value-type="float">
            <text:p><text:s text:c="3"/>8.50</text:p>
          </table:table-cell>
          <table:table-cell table:style-name="ce20" office:value-type="float" office:value="268" calcext:value-type="float">
            <text:p><text:s text:c="3"/>268</text:p>
          </table:table-cell>
          <table:table-cell table:style-name="ce37" office:value-type="float" office:value="9.22" calcext:value-type="float">
            <text:p><text:s text:c="3"/>9.22</text:p>
          </table:table-cell>
          <table:table-cell table:style-name="ce20" office:value-type="float" office:value="-21" calcext:value-type="float">
            <text:p>－21</text:p>
          </table:table-cell>
          <table:table-cell table:style-name="ce37" office:value-type="float" office:value="-0.72" calcext:value-type="float">
            <text:p>－0.72</text:p>
          </table:table-cell>
          <table:table-cell table:style-name="ce20" office:value-type="float" office:value="135" calcext:value-type="float">
            <text:p><text:s text:c="3"/>135</text:p>
          </table:table-cell>
          <table:table-cell table:style-name="ce37" office:value-type="float" office:value="4.65" calcext:value-type="float">
            <text:p><text:s text:c="3"/>4.65</text:p>
          </table:table-cell>
          <table:table-cell table:style-name="ce78" office:value-type="float" office:value="86" calcext:value-type="float">
            <text:p><text:s text:c="3"/>86</text:p>
          </table:table-cell>
          <table:table-cell table:style-name="ce80" office:value-type="float" office:value="2.96" calcext:value-type="float">
            <text:p><text:s text:c="3"/>2.96</text:p>
          </table:table-cell>
          <table:table-cell table:style-name="ce83" office:value-type="float" office:value="89546" calcext:value-type="float">
            <text:p><text:s text:c="3"/>89,546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0598" calcext:value-type="float">
            <text:p><text:s text:c="3"/>30,598</text:p>
          </table:table-cell>
          <table:table-cell table:style-name="ce20" office:value-type="float" office:value="92363" calcext:value-type="float">
            <text:p><text:s text:c="3"/>92,363</text:p>
          </table:table-cell>
          <table:table-cell table:style-name="ce20" office:value-type="float" office:value="47680" calcext:value-type="float">
            <text:p><text:s text:c="3"/>47,680</text:p>
          </table:table-cell>
          <table:table-cell table:style-name="ce20" office:value-type="float" office:value="44683" calcext:value-type="float">
            <text:p><text:s text:c="3"/>44,683</text:p>
          </table:table-cell>
          <table:table-cell table:style-name="ce20" office:value-type="float" office:value="61" calcext:value-type="float">
            <text:p><text:s text:c="3"/>61</text:p>
          </table:table-cell>
          <table:table-cell table:style-name="ce37" office:value-type="float" office:value="7.8" calcext:value-type="float">
            <text:p><text:s text:c="3"/>7.80</text:p>
          </table:table-cell>
          <table:table-cell table:style-name="ce20" office:value-type="float" office:value="83" calcext:value-type="float">
            <text:p><text:s text:c="3"/>83</text:p>
          </table:table-cell>
          <table:table-cell table:style-name="ce37" office:value-type="float" office:value="10.61" calcext:value-type="float">
            <text:p><text:s text:c="3"/>10.61</text:p>
          </table:table-cell>
          <table:table-cell table:style-name="ce20" office:value-type="float" office:value="-22" calcext:value-type="float">
            <text:p>－22</text:p>
          </table:table-cell>
          <table:table-cell table:style-name="ce37" office:value-type="float" office:value="-2.81" calcext:value-type="float">
            <text:p>－2.81</text:p>
          </table:table-cell>
          <table:table-cell table:style-name="ce20" office:value-type="float" office:value="38" calcext:value-type="float">
            <text:p><text:s text:c="3"/>38</text:p>
          </table:table-cell>
          <table:table-cell table:style-name="ce37" office:value-type="float" office:value="4.86" calcext:value-type="float">
            <text:p><text:s text:c="3"/>4.86</text:p>
          </table:table-cell>
          <table:table-cell table:style-name="ce78" office:value-type="float" office:value="17" calcext:value-type="float">
            <text:p><text:s text:c="3"/>17</text:p>
          </table:table-cell>
          <table:table-cell table:style-name="ce80" office:value-type="float" office:value="2.17" calcext:value-type="float">
            <text:p><text:s text:c="3"/>2.17</text:p>
          </table:table-cell>
          <table:table-cell table:style-name="ce83" office:value-type="float" office:value="212" calcext:value-type="float">
            <text:p><text:s text:c="3"/>212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2804" calcext:value-type="float">
            <text:p><text:s text:c="3"/>142,804</text:p>
          </table:table-cell>
          <table:table-cell table:style-name="ce20" office:value-type="float" office:value="389915" calcext:value-type="float">
            <text:p><text:s text:c="3"/>389,915</text:p>
          </table:table-cell>
          <table:table-cell table:style-name="ce20" office:value-type="float" office:value="197480" calcext:value-type="float">
            <text:p><text:s text:c="3"/>197,480</text:p>
          </table:table-cell>
          <table:table-cell table:style-name="ce20" office:value-type="float" office:value="192435" calcext:value-type="float">
            <text:p><text:s text:c="3"/>192,435</text:p>
          </table:table-cell>
          <table:table-cell table:style-name="ce20" office:value-type="float" office:value="242" calcext:value-type="float">
            <text:p><text:s text:c="3"/>242</text:p>
          </table:table-cell>
          <table:table-cell table:style-name="ce37" office:value-type="float" office:value="7.33" calcext:value-type="float">
            <text:p><text:s text:c="3"/>7.33</text:p>
          </table:table-cell>
          <table:table-cell table:style-name="ce20" office:value-type="float" office:value="258" calcext:value-type="float">
            <text:p><text:s text:c="3"/>258</text:p>
          </table:table-cell>
          <table:table-cell table:style-name="ce37" office:value-type="float" office:value="7.81" calcext:value-type="float">
            <text:p><text:s text:c="3"/>7.81</text:p>
          </table:table-cell>
          <table:table-cell table:style-name="ce20" office:value-type="float" office:value="-16" calcext:value-type="float">
            <text:p>－16</text:p>
          </table:table-cell>
          <table:table-cell table:style-name="ce37" office:value-type="float" office:value="-0.48" calcext:value-type="float">
            <text:p>－0.48</text:p>
          </table:table-cell>
          <table:table-cell table:style-name="ce20" office:value-type="float" office:value="158" calcext:value-type="float">
            <text:p><text:s text:c="3"/>158</text:p>
          </table:table-cell>
          <table:table-cell table:style-name="ce37" office:value-type="float" office:value="4.78" calcext:value-type="float">
            <text:p><text:s text:c="3"/>4.78</text:p>
          </table:table-cell>
          <table:table-cell table:style-name="ce78" office:value-type="float" office:value="99" calcext:value-type="float">
            <text:p><text:s text:c="3"/>99</text:p>
          </table:table-cell>
          <table:table-cell table:style-name="ce80" office:value-type="float" office:value="3" calcext:value-type="float">
            <text:p><text:s text:c="3"/>3.00</text:p>
          </table:table-cell>
          <table:table-cell table:style-name="ce83" office:value-type="float" office:value="8235" calcext:value-type="float">
            <text:p><text:s text:c="3"/>8,235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0854" calcext:value-type="float">
            <text:p><text:s text:c="3"/>130,854</text:p>
          </table:table-cell>
          <table:table-cell table:style-name="ce20" office:value-type="float" office:value="400430" calcext:value-type="float">
            <text:p><text:s text:c="3"/>400,430</text:p>
          </table:table-cell>
          <table:table-cell table:style-name="ce20" office:value-type="float" office:value="200190" calcext:value-type="float">
            <text:p><text:s text:c="3"/>200,190</text:p>
          </table:table-cell>
          <table:table-cell table:style-name="ce20" office:value-type="float" office:value="200240" calcext:value-type="float">
            <text:p><text:s text:c="3"/>200,240</text:p>
          </table:table-cell>
          <table:table-cell table:style-name="ce20" office:value-type="float" office:value="400" calcext:value-type="float">
            <text:p><text:s text:c="3"/>400</text:p>
          </table:table-cell>
          <table:table-cell table:style-name="ce37" office:value-type="float" office:value="11.8" calcext:value-type="float">
            <text:p><text:s text:c="3"/>11.80</text:p>
          </table:table-cell>
          <table:table-cell table:style-name="ce20" office:value-type="float" office:value="227" calcext:value-type="float">
            <text:p><text:s text:c="3"/>227</text:p>
          </table:table-cell>
          <table:table-cell table:style-name="ce37" office:value-type="float" office:value="6.7" calcext:value-type="float">
            <text:p><text:s text:c="3"/>6.70</text:p>
          </table:table-cell>
          <table:table-cell table:style-name="ce20" office:value-type="float" office:value="173" calcext:value-type="float">
            <text:p><text:s text:c="3"/>173</text:p>
          </table:table-cell>
          <table:table-cell table:style-name="ce37" office:value-type="float" office:value="5.1" calcext:value-type="float">
            <text:p><text:s text:c="3"/>5.10</text:p>
          </table:table-cell>
          <table:table-cell table:style-name="ce20" office:value-type="float" office:value="187" calcext:value-type="float">
            <text:p><text:s text:c="3"/>187</text:p>
          </table:table-cell>
          <table:table-cell table:style-name="ce37" office:value-type="float" office:value="5.52" calcext:value-type="float">
            <text:p><text:s text:c="3"/>5.52</text:p>
          </table:table-cell>
          <table:table-cell table:style-name="ce78" office:value-type="float" office:value="79" calcext:value-type="float">
            <text:p><text:s text:c="3"/>79</text:p>
          </table:table-cell>
          <table:table-cell table:style-name="ce80" office:value-type="float" office:value="2.33" calcext:value-type="float">
            <text:p><text:s text:c="3"/>2.33</text:p>
          </table:table-cell>
          <table:table-cell table:style-name="ce83" office:value-type="float" office:value="2410" calcext:value-type="float">
            <text:p><text:s text:c="3"/>2,410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62875" calcext:value-type="float">
            <text:p><text:s text:c="3"/>362,875</text:p>
          </table:table-cell>
          <table:table-cell table:style-name="ce20" office:value-type="float" office:value="1058529" calcext:value-type="float">
            <text:p><text:s text:c="3"/>1,058,529</text:p>
          </table:table-cell>
          <table:table-cell table:style-name="ce20" office:value-type="float" office:value="516982" calcext:value-type="float">
            <text:p><text:s text:c="3"/>516,982</text:p>
          </table:table-cell>
          <table:table-cell table:style-name="ce20" office:value-type="float" office:value="541547" calcext:value-type="float">
            <text:p><text:s text:c="3"/>541,547</text:p>
          </table:table-cell>
          <table:table-cell table:style-name="ce20" office:value-type="float" office:value="745" calcext:value-type="float">
            <text:p><text:s text:c="3"/>745</text:p>
          </table:table-cell>
          <table:table-cell table:style-name="ce37" office:value-type="float" office:value="8.31" calcext:value-type="float">
            <text:p><text:s text:c="3"/>8.31</text:p>
          </table:table-cell>
          <table:table-cell table:style-name="ce20" office:value-type="float" office:value="493" calcext:value-type="float">
            <text:p><text:s text:c="3"/>493</text:p>
          </table:table-cell>
          <table:table-cell table:style-name="ce37" office:value-type="float" office:value="5.5" calcext:value-type="float">
            <text:p><text:s text:c="3"/>5.50</text:p>
          </table:table-cell>
          <table:table-cell table:style-name="ce20" office:value-type="float" office:value="252" calcext:value-type="float">
            <text:p><text:s text:c="3"/>252</text:p>
          </table:table-cell>
          <table:table-cell table:style-name="ce37" office:value-type="float" office:value="2.81" calcext:value-type="float">
            <text:p><text:s text:c="3"/>2.81</text:p>
          </table:table-cell>
          <table:table-cell table:style-name="ce20" office:value-type="float" office:value="474" calcext:value-type="float">
            <text:p><text:s text:c="3"/>47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78" office:value-type="float" office:value="239" calcext:value-type="float">
            <text:p><text:s text:c="3"/>239</text:p>
          </table:table-cell>
          <table:table-cell table:style-name="ce80" office:value-type="float" office:value="2.67" calcext:value-type="float">
            <text:p><text:s text:c="3"/>2.67</text:p>
          </table:table-cell>
          <table:table-cell table:style-name="ce83" office:value-type="float" office:value="6774" calcext:value-type="float">
            <text:p><text:s text:c="3"/>6,774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1452" calcext:value-type="float">
            <text:p><text:s text:c="3"/>91,452</text:p>
          </table:table-cell>
          <table:table-cell table:style-name="ce20" office:value-type="float" office:value="273422" calcext:value-type="float">
            <text:p><text:s text:c="3"/>273,422</text:p>
          </table:table-cell>
          <table:table-cell table:style-name="ce20" office:value-type="float" office:value="135207" calcext:value-type="float">
            <text:p><text:s text:c="3"/>135,207</text:p>
          </table:table-cell>
          <table:table-cell table:style-name="ce20" office:value-type="float" office:value="138215" calcext:value-type="float">
            <text:p><text:s text:c="3"/>138,215</text:p>
          </table:table-cell>
          <table:table-cell table:style-name="ce20" office:value-type="float" office:value="173" calcext:value-type="float">
            <text:p><text:s text:c="3"/>173</text:p>
          </table:table-cell>
          <table:table-cell table:style-name="ce37" office:value-type="float" office:value="7.47" calcext:value-type="float">
            <text:p><text:s text:c="3"/>7.47</text:p>
          </table:table-cell>
          <table:table-cell table:style-name="ce20" office:value-type="float" office:value="129" calcext:value-type="float">
            <text:p><text:s text:c="3"/>129</text:p>
          </table:table-cell>
          <table:table-cell table:style-name="ce37" office:value-type="float" office:value="5.57" calcext:value-type="float">
            <text:p><text:s text:c="3"/>5.57</text:p>
          </table:table-cell>
          <table:table-cell table:style-name="ce20" office:value-type="float" office:value="44" calcext:value-type="float">
            <text:p><text:s text:c="3"/>44</text:p>
          </table:table-cell>
          <table:table-cell table:style-name="ce37" office:value-type="float" office:value="1.9" calcext:value-type="float">
            <text:p><text:s text:c="3"/>1.90</text:p>
          </table:table-cell>
          <table:table-cell table:style-name="ce20" office:value-type="float" office:value="102" calcext:value-type="float">
            <text:p><text:s text:c="3"/>102</text:p>
          </table:table-cell>
          <table:table-cell table:style-name="ce37" office:value-type="float" office:value="4.41" calcext:value-type="float">
            <text:p><text:s text:c="3"/>4.41</text:p>
          </table:table-cell>
          <table:table-cell table:style-name="ce78" office:value-type="float" office:value="54" calcext:value-type="float">
            <text:p><text:s text:c="3"/>54</text:p>
          </table:table-cell>
          <table:table-cell table:style-name="ce80" office:value-type="float" office:value="2.33" calcext:value-type="float">
            <text:p><text:s text:c="3"/>2.33</text:p>
          </table:table-cell>
          <table:table-cell table:style-name="ce83" office:value-type="float" office:value="778" calcext:value-type="float">
            <text:p><text:s text:c="3"/>778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57931" calcext:value-type="float">
            <text:p><text:s text:c="3"/>257,931</text:p>
          </table:table-cell>
          <table:table-cell table:style-name="ce20" office:value-type="float" office:value="765779" calcext:value-type="float">
            <text:p><text:s text:c="3"/>765,779</text:p>
          </table:table-cell>
          <table:table-cell table:style-name="ce20" office:value-type="float" office:value="380613" calcext:value-type="float">
            <text:p><text:s text:c="3"/>380,613</text:p>
          </table:table-cell>
          <table:table-cell table:style-name="ce20" office:value-type="float" office:value="385166" calcext:value-type="float">
            <text:p><text:s text:c="3"/>385,166</text:p>
          </table:table-cell>
          <table:table-cell table:style-name="ce20" office:value-type="float" office:value="566" calcext:value-type="float">
            <text:p><text:s text:c="3"/>566</text:p>
          </table:table-cell>
          <table:table-cell table:style-name="ce37" office:value-type="float" office:value="8.73" calcext:value-type="float">
            <text:p><text:s text:c="3"/>8.73</text:p>
          </table:table-cell>
          <table:table-cell table:style-name="ce20" office:value-type="float" office:value="401" calcext:value-type="float">
            <text:p><text:s text:c="3"/>401</text:p>
          </table:table-cell>
          <table:table-cell table:style-name="ce37" office:value-type="float" office:value="6.18" calcext:value-type="float">
            <text:p><text:s text:c="3"/>6.18</text:p>
          </table:table-cell>
          <table:table-cell table:style-name="ce20" office:value-type="float" office:value="165" calcext:value-type="float">
            <text:p><text:s text:c="3"/>165</text:p>
          </table:table-cell>
          <table:table-cell table:style-name="ce37" office:value-type="float" office:value="2.54" calcext:value-type="float">
            <text:p><text:s text:c="3"/>2.54</text:p>
          </table:table-cell>
          <table:table-cell table:style-name="ce20" office:value-type="float" office:value="362" calcext:value-type="float">
            <text:p><text:s text:c="3"/>362</text:p>
          </table:table-cell>
          <table:table-cell table:style-name="ce37" office:value-type="float" office:value="5.58" calcext:value-type="float">
            <text:p><text:s text:c="3"/>5.58</text:p>
          </table:table-cell>
          <table:table-cell table:style-name="ce78" office:value-type="float" office:value="152" calcext:value-type="float">
            <text:p><text:s text:c="3"/>152</text:p>
          </table:table-cell>
          <table:table-cell table:style-name="ce80" office:value-type="float" office:value="2.34" calcext:value-type="float">
            <text:p><text:s text:c="3"/>2.34</text:p>
          </table:table-cell>
          <table:table-cell table:style-name="ce83" office:value-type="float" office:value="1778" calcext:value-type="float">
            <text:p><text:s text:c="3"/>1,778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0" office:value-type="float" office:value="948331" calcext:value-type="float">
            <text:p><text:s text:c="3"/>948,331</text:p>
          </table:table-cell>
          <table:table-cell table:style-name="ce20" office:value-type="float" office:value="2631605" calcext:value-type="float">
            <text:p><text:s text:c="3"/>2,631,605</text:p>
          </table:table-cell>
          <table:table-cell table:style-name="ce20" office:value-type="float" office:value="1277650" calcext:value-type="float">
            <text:p><text:s text:c="3"/>1,277,650</text:p>
          </table:table-cell>
          <table:table-cell table:style-name="ce20" office:value-type="float" office:value="1353955" calcext:value-type="float">
            <text:p><text:s text:c="3"/>1,353,955</text:p>
          </table:table-cell>
          <table:table-cell table:style-name="ce20" office:value-type="float" office:value="1800" calcext:value-type="float">
            <text:p><text:s text:c="3"/>1,800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0" office:value-type="float" office:value="1509" calcext:value-type="float">
            <text:p><text:s text:c="3"/>1,509</text:p>
          </table:table-cell>
          <table:table-cell table:style-name="ce37" office:value-type="float" office:value="6.77" calcext:value-type="float">
            <text:p><text:s text:c="3"/>6.77</text:p>
          </table:table-cell>
          <table:table-cell table:style-name="ce20" office:value-type="float" office:value="291" calcext:value-type="float">
            <text:p><text:s text:c="3"/>291</text:p>
          </table:table-cell>
          <table:table-cell table:style-name="ce37" office:value-type="float" office:value="1.31" calcext:value-type="float">
            <text:p><text:s text:c="3"/>1.31</text:p>
          </table:table-cell>
          <table:table-cell table:style-name="ce20" office:value-type="float" office:value="1219" calcext:value-type="float">
            <text:p><text:s text:c="3"/>1,219</text:p>
          </table:table-cell>
          <table:table-cell table:style-name="ce37" office:value-type="float" office:value="5.47" calcext:value-type="float">
            <text:p><text:s text:c="3"/>5.47</text:p>
          </table:table-cell>
          <table:table-cell table:style-name="ce78" office:value-type="float" office:value="491" calcext:value-type="float">
            <text:p><text:s text:c="3"/>491</text:p>
          </table:table-cell>
          <table:table-cell table:style-name="ce80" office:value-type="float" office:value="2.2" calcext:value-type="float">
            <text:p><text:s text:c="3"/>2.20</text:p>
          </table:table-cell>
          <table:table-cell table:style-name="ce83" office:value-type="float" office:value="12636" calcext:value-type="float">
            <text:p><text:s text:c="3"/>12,636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0" office:value-type="float" office:value="562762" calcext:value-type="float">
            <text:p><text:s text:c="3"/>562,762</text:p>
          </table:table-cell>
          <table:table-cell table:style-name="ce20" office:value-type="float" office:value="1521757" calcext:value-type="float">
            <text:p><text:s text:c="3"/>1,521,757</text:p>
          </table:table-cell>
          <table:table-cell table:style-name="ce20" office:value-type="float" office:value="756862" calcext:value-type="float">
            <text:p><text:s text:c="3"/>756,862</text:p>
          </table:table-cell>
          <table:table-cell table:style-name="ce20" office:value-type="float" office:value="764895" calcext:value-type="float">
            <text:p><text:s text:c="3"/>764,895</text:p>
          </table:table-cell>
          <table:table-cell table:style-name="ce20" office:value-type="float" office:value="947" calcext:value-type="float">
            <text:p><text:s text:c="3"/>947</text:p>
          </table:table-cell>
          <table:table-cell table:style-name="ce37" office:value-type="float" office:value="7.35" calcext:value-type="float">
            <text:p><text:s text:c="3"/>7.35</text:p>
          </table:table-cell>
          <table:table-cell table:style-name="ce20" office:value-type="float" office:value="878" calcext:value-type="float">
            <text:p><text:s text:c="3"/>878</text:p>
          </table:table-cell>
          <table:table-cell table:style-name="ce37" office:value-type="float" office:value="6.81" calcext:value-type="float">
            <text:p><text:s text:c="3"/>6.81</text:p>
          </table:table-cell>
          <table:table-cell table:style-name="ce20" office:value-type="float" office:value="69" calcext:value-type="float">
            <text:p><text:s text:c="3"/>69</text:p>
          </table:table-cell>
          <table:table-cell table:style-name="ce37" office:value-type="float" office:value="0.54" calcext:value-type="float">
            <text:p><text:s text:c="3"/>0.54</text:p>
          </table:table-cell>
          <table:table-cell table:style-name="ce20" office:value-type="float" office:value="725" calcext:value-type="float">
            <text:p><text:s text:c="3"/>725</text:p>
          </table:table-cell>
          <table:table-cell table:style-name="ce37" office:value-type="float" office:value="5.63" calcext:value-type="float">
            <text:p><text:s text:c="3"/>5.63</text:p>
          </table:table-cell>
          <table:table-cell table:style-name="ce78" office:value-type="float" office:value="337" calcext:value-type="float">
            <text:p><text:s text:c="3"/>337</text:p>
          </table:table-cell>
          <table:table-cell table:style-name="ce80" office:value-type="float" office:value="2.61" calcext:value-type="float">
            <text:p><text:s text:c="3"/>2.61</text:p>
          </table:table-cell>
          <table:table-cell table:style-name="ce83" office:value-type="float" office:value="10715" calcext:value-type="float">
            <text:p><text:s text:c="3"/>10,715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0" office:value-type="float" office:value="31364" calcext:value-type="float">
            <text:p><text:s text:c="3"/>31,364</text:p>
          </table:table-cell>
          <table:table-cell table:style-name="ce20" office:value-type="float" office:value="92301" calcext:value-type="float">
            <text:p><text:s text:c="3"/>92,301</text:p>
          </table:table-cell>
          <table:table-cell table:style-name="ce20" office:value-type="float" office:value="49678" calcext:value-type="float">
            <text:p><text:s text:c="3"/>49,678</text:p>
          </table:table-cell>
          <table:table-cell table:style-name="ce20" office:value-type="float" office:value="42623" calcext:value-type="float">
            <text:p><text:s text:c="3"/>42,623</text:p>
          </table:table-cell>
          <table:table-cell table:style-name="ce20" office:value-type="float" office:value="80" calcext:value-type="float">
            <text:p><text:s text:c="3"/>80</text:p>
          </table:table-cell>
          <table:table-cell table:style-name="ce37" office:value-type="float" office:value="10.25" calcext:value-type="float">
            <text:p><text:s text:c="3"/>10.25</text:p>
          </table:table-cell>
          <table:table-cell table:style-name="ce20" office:value-type="float" office:value="47" calcext:value-type="float">
            <text:p><text:s text:c="3"/>47</text:p>
          </table:table-cell>
          <table:table-cell table:style-name="ce37" office:value-type="float" office:value="6.02" calcext:value-type="float">
            <text:p><text:s text:c="3"/>6.02</text:p>
          </table:table-cell>
          <table:table-cell table:style-name="ce20" office:value-type="float" office:value="33" calcext:value-type="float">
            <text:p><text:s text:c="3"/>33</text:p>
          </table:table-cell>
          <table:table-cell table:style-name="ce37" office:value-type="float" office:value="4.23" calcext:value-type="float">
            <text:p><text:s text:c="3"/>4.23</text:p>
          </table:table-cell>
          <table:table-cell table:style-name="ce20" office:value-type="float" office:value="43" calcext:value-type="float">
            <text:p><text:s text:c="3"/>43</text:p>
          </table:table-cell>
          <table:table-cell table:style-name="ce37" office:value-type="float" office:value="5.51" calcext:value-type="float">
            <text:p><text:s text:c="3"/>5.51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80" office:value-type="float" office:value="1.67" calcext:value-type="float">
            <text:p><text:s text:c="3"/>1.67</text:p>
          </table:table-cell>
          <table:table-cell table:style-name="ce83" office:value-type="float" office:value="427" calcext:value-type="float">
            <text:p><text:s text:c="3"/>427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29433" calcext:value-type="float">
            <text:p><text:s text:c="3"/>29,433</text:p>
          </table:table-cell>
          <table:table-cell table:style-name="ce20" office:value-type="float" office:value="82323" calcext:value-type="float">
            <text:p><text:s text:c="3"/>82,323</text:p>
          </table:table-cell>
          <table:table-cell table:style-name="ce20" office:value-type="float" office:value="43846" calcext:value-type="float">
            <text:p><text:s text:c="3"/>43,846</text:p>
          </table:table-cell>
          <table:table-cell table:style-name="ce20" office:value-type="float" office:value="38477" calcext:value-type="float">
            <text:p><text:s text:c="3"/>38,477</text:p>
          </table:table-cell>
          <table:table-cell table:style-name="ce20" office:value-type="float" office:value="74" calcext:value-type="float">
            <text:p><text:s text:c="3"/>74</text:p>
          </table:table-cell>
          <table:table-cell table:style-name="ce37" office:value-type="float" office:value="10.63" calcext:value-type="float">
            <text:p><text:s text:c="3"/>10.63</text:p>
          </table:table-cell>
          <table:table-cell table:style-name="ce20" office:value-type="float" office:value="46" calcext:value-type="float">
            <text:p><text:s text:c="3"/>46</text:p>
          </table:table-cell>
          <table:table-cell table:style-name="ce37" office:value-type="float" office:value="6.61" calcext:value-type="float">
            <text:p><text:s text:c="3"/>6.61</text:p>
          </table:table-cell>
          <table:table-cell table:style-name="ce20" office:value-type="float" office:value="28" calcext:value-type="float">
            <text:p><text:s text:c="3"/>28</text:p>
          </table:table-cell>
          <table:table-cell table:style-name="ce37" office:value-type="float" office:value="4.02" calcext:value-type="float">
            <text:p><text:s text:c="3"/>4.02</text:p>
          </table:table-cell>
          <table:table-cell table:style-name="ce20" office:value-type="float" office:value="40" calcext:value-type="float">
            <text:p><text:s text:c="3"/>40</text:p>
          </table:table-cell>
          <table:table-cell table:style-name="ce37" office:value-type="float" office:value="5.75" calcext:value-type="float">
            <text:p><text:s text:c="3"/>5.75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80" office:value-type="float" office:value="1.72" calcext:value-type="float">
            <text:p><text:s text:c="3"/>1.72</text:p>
          </table:table-cell>
          <table:table-cell table:style-name="ce83" office:value-type="float" office:value="326" calcext:value-type="float">
            <text:p><text:s text:c="3"/>326</text:p>
          </table:table-cell>
          <table:table-cell table:number-columns-repeated="1008"/>
        </table:table-row>
        <table:table-row table:style-name="ro4">
          <table:table-cell table:style-name="ce66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7" office:value-type="float" office:value="1931" calcext:value-type="float">
            <text:p><text:s text:c="3"/>1,931</text:p>
          </table:table-cell>
          <table:table-cell table:style-name="ce67" office:value-type="float" office:value="9978" calcext:value-type="float">
            <text:p><text:s text:c="3"/>9,978</text:p>
          </table:table-cell>
          <table:table-cell table:style-name="ce67" office:value-type="float" office:value="5832" calcext:value-type="float">
            <text:p><text:s text:c="3"/>5,832</text:p>
          </table:table-cell>
          <table:table-cell table:style-name="ce67" office:value-type="float" office:value="4146" calcext:value-type="float">
            <text:p><text:s text:c="3"/>4,146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72" office:value-type="float" office:value="7.11" calcext:value-type="float">
            <text:p><text:s text:c="3"/>7.11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72" office:value-type="float" office:value="1.18" calcext:value-type="float">
            <text:p><text:s text:c="3"/>1.18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72" office:value-type="float" office:value="5.92" calcext:value-type="float">
            <text:p><text:s text:c="3"/>5.92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72" office:value-type="float" office:value="3.55" calcext:value-type="float">
            <text:p><text:s text:c="3"/>3.55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1" office:value-type="float" office:value="1.18" calcext:value-type="float">
            <text:p><text:s text:c="3"/>1.18</text:p>
          </table:table-cell>
          <table:table-cell table:style-name="ce84" office:value-type="float" office:value="101" calcext:value-type="float">
            <text:p><text:s text:c="3"/>101</text:p>
          </table:table-cell>
          <table:table-cell table:number-columns-repeated="1008"/>
        </table:table-row>
        <table:table-row table:style-name="ro9">
          <table:table-cell table:style-name="ce15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/>
          <table:table-cell table:style-name="ce43"/>
          <table:table-cell table:style-name="ce41" table:number-columns-repeated="2"/>
          <table:table-cell/>
          <table:table-cell table:style-name="ce85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7 </text:span><text:span text:style-name="T2">年</text:span><text:span text:style-name="T4"> 4 </text:span><text:span text:style-name="T2">月</text:span><text:span text:style-name="T4"> 8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7">
          <table:table-cell table:number-columns-repeated="14"/>
          <table:table-cell table:style-name="ce82"/>
          <table:table-cell table:number-columns-repeated="1009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8">
          <table:table-cell>
            <draw:frame table:end-cell-address="資料分析.I46" table:end-x="6.51mm" table:end-y="3.16mm" draw:z-index="0" draw:name="Picture 1" draw:style-name="gr1" draw:text-style-name="P1" svg:width="172.45mm" svg:height="238.9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44">
          <table:table-cell table:number-columns-repeated="1024"/>
        </table:table-row>
        <table:table-row table:style-name="ro18">
          <table:table-cell>
            <draw:frame table:end-cell-address="資料分析.I74" table:end-x="2.88mm" table:end-y="1.05mm" draw:z-index="1" draw:name="Picture 2" draw:style-name="gr1" draw:text-style-name="P1" svg:width="168.82mm" svg:height="147.73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1048529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4-08T11:40:35</meta:creation-date>
    <dc:creator>MOI</dc:creator>
    <dc:date>2008-04-08T11:45:00</dc:date>
    <meta:document-statistic meta:table-count="3" meta:cell-count="955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14" chart:data-source-has-labels="both" svg:x="1.002cm" svg:y="2.321cm" svg:width="20.931cm" svg:height="11.322cm">
          <chartooo:coordinate-region svg:x="1.507cm" svg:y="2.321cm" svg:width="20.426cm" svg:height="10.547cm"/>
          <chart:axis chart:dimension="x" chart:name="primary-x" chart:style-name="ch3" chartooo:axis-type="auto">
            <chartooo:date-scale/>
            <chart:title svg:x="10.028cm" svg:y="13.316cm" chart:style-name="ch4">
              <text:p>年 月 別</text:p>
            </chart:title>
            <chart:categories table:cell-range-address="'data-1'.B4:'data-1'.B114"/>
          </chart:axis>
          <chart:axis chart:dimension="y" chart:name="primary-y" chart:style-name="ch5">
            <chart:title svg:x="0.199cm" svg:y="8.08cm" chart:style-name="ch6">
              <text:p>   </text:p>
            </chart:title>
          </chart:axis>
          <chart:series chart:style-name="ch7" chart:values-cell-range-address="'data-1'.D4:'data-1'.D114" chart:label-cell-address="'data-1'.D3:'data-1'.D3" chart:class="chart:area">
            <chart:regression-curve chart:style-name="ch8"/>
            <chart:data-point chart:repeated="111"/>
          </chart:series>
          <chart:series chart:style-name="ch9" chart:values-cell-range-address="'data-1'.C4:'data-1'.C114" chart:label-cell-address="'data-1'.C3:'data-1'.C3" chart:class="chart:area">
            <chart:regression-curve chart:style-name="ch10"/>
            <chart:data-point chart:repeated="1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14</svg:desc>
                </draw:g>
              </table:table-cell>
              <table:table-cell office:value-type="float" office:value="5.74">
                <text:p>5.74</text:p>
                <draw:g>
                  <svg:desc>'data-1'.D4:'data-1'.D114</svg:desc>
                </draw:g>
              </table:table-cell>
              <table:table-cell office:value-type="float" office:value="11.71">
                <text:p>11.71</text:p>
                <draw:g>
                  <svg:desc>'data-1'.C4:'data-1'.C114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5mm" fo:min-width="153.5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1mm" fo:min-width="34.1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5mm" fo:min-width="33.41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9.0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19mm" fo:min-width="9.7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2.15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39mm" fo:min-width="17.55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14 'data-1'.D3:'data-1'.D3 'data-1'.D4:'data-1'.D114 'data-1'.C3:'data-1'.C3 'data-1'.C4:'data-1'.C1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91mm" table:end-y="0.82mm" draw:z-index="7" draw:name="Text 13" draw:style-name="gr2" draw:text-style-name="P3" svg:width="154.71mm" svg:height="11.17mm" svg:x="15.25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6.54mm" table:end-y="2.38mm" draw:z-index="6" draw:name="Text 6" draw:style-name="gr3" draw:text-style-name="P3" svg:width="35.27mm" svg:height="9.83mm" svg:x="16.42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66mm" table:end-y="1.32mm" draw:z-index="1" draw:name="Text 1" draw:style-name="gr4" draw:text-style-name="P3" svg:width="34.53mm" svg:height="7.87mm" svg:x="7.7mm" svg:y="2.48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8.04mm" table:end-y="3.7mm" draw:z-index="4" draw:name="線條 4" draw:style-name="gr5" draw:text-style-name="P4" svg:x1="-13.94mm" svg:y1="-5.57mm" svg:x2="3.18mm" svg:y2="-15.36mm">
              <text:p/>
            </draw:lin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9" table:end-x="2.58mm" table:end-y="1.49mm" draw:z-index="3" draw:name="Text 3" draw:style-name="gr6" draw:text-style-name="P5" svg:width="40.2mm" svg:height="7.51mm" svg:x="7.53mm" svg:y="3.0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94mm" table:end-y="0.94mm" draw:z-index="5" draw:name="自動形狀 5" draw:style-name="gr7" draw:text-style-name="P6" svg:width="10.83mm" svg:height="11.31mm" svg:x="2.11mm" svg:y="3.18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86mm" table:end-y="3.54mm" draw:z-index="2" draw:name="Text 2" draw:style-name="gr8" draw:text-style-name="P3" svg:width="33.27mm" svg:height="7.11mm" svg:x="15.74mm" svg:y="0.9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8.12mm" table:end-y="0.33mm" draw:z-index="8" draw:name="Text 15" draw:style-name="gr9" draw:text-style-name="P7" svg:width="18.67mm" svg:height="5.51mm" svg:x="12.02mm" svg:y="3.85mm">
              <text:p text:style-name="P2"><text:span text:style-name="T5">97.3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06cm" fo:margin-right="0cm" fo:margin-top="0.423cm" fo:margin-bottom="0.635cm" loext:contextual-spacing="false" style:line-height-at-least="0.776cm" fo:text-align="justify" style:justify-single-word="false" fo:text-indent="-0.706cm" style:auto-text-indent="false" style:text-autospace="none" style:vertical-align="middle"/>
    </style:style>
    <style:style style:name="P4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7年3月戶口統計資料分析</text:span></text:p>
      <text:p text:style-name="P2">內政部戶政司</text:p>
      <text:p text:style-name="P4"><text:span text:style-name="T5">97年4月8日</text:span></text:p>
      <text:p text:style-name="P5"><text:span text:style-name="T7">一、依據戶籍登記資料，截至</text:span><text:span text:style-name="T7">97年3月底</text:span><text:span text:style-name="T7">止，共有7</text:span><text:span text:style-name="T7">,</text:span><text:span text:style-name="T7">532,951戶，與上年同月比較增加</text:span><text:span text:style-name="T7">1</text:span><text:span text:style-name="T7">22,121戶</text:span><text:span text:style-name="T7">，</text:span><text:span text:style-name="T7">增加率為</text:span><text:span text:style-name="T7">1.</text:span><text:span text:style-name="T7">65%。就縣市別言，以臺北縣</text:span><text:span text:style-name="T7">1,</text:span><text:span text:style-name="T7">313,005戶最多，占總戶數</text:span><text:span text:style-name="T7">17.</text:span><text:span text:style-name="T7">43%</text:span><text:span text:style-name="T7">，</text:span><text:span text:style-name="T7">其次為臺北市9</text:span><text:span text:style-name="T7">4</text:span><text:span text:style-name="T7">8,331戶，占</text:span><text:span text:style-name="T7">1</text:span><text:span text:style-name="T7">2.59%，再其次為桃園縣622,330戶，占8.</text:span><text:span text:style-name="T7">2</text:span><text:span text:style-name="T7">6%。</text:span></text:p>
      <text:p text:style-name="P6"><text:span text:style-name="T7">二、</text:span><text:span text:style-name="T9">97年3月底</text:span><text:span text:style-name="T9">人口數為</text:span><text:span text:style-name="T9">22,</text:span><text:span text:style-name="T9">978,800人，與上年同月比較增加98,346人</text:span><text:span text:style-name="T9">，</text:span><text:span text:style-name="T9">人口增加率為4.30</text:span><text:span text:style-name="T9">‰</text:span><text:span text:style-name="T9">，平均每天增加269人</text:span><text:span text:style-name="T9">。</text:span><text:span text:style-name="T9">就縣市別言</text:span><text:span text:style-name="T9">，</text:span><text:span text:style-name="T9">與上年同月比較人口增加率最高者為金門縣57.14</text:span><text:span text:style-name="T9">‰</text:span><text:span text:style-name="T9">，其次為連江縣18.06</text:span><text:span text:style-name="T9">‰</text:span><text:span text:style-name="T9">，再其次為新竹縣16.17</text:span><text:span text:style-name="T9">‰</text:span><text:span text:style-name="T9">；至於臺東縣反而減少8.15</text:span><text:span text:style-name="T9">‰</text:span><text:span text:style-name="T9">，其次為嘉義縣減少4.48</text:span><text:span text:style-name="T9">‰</text:span><text:span text:style-name="T9">，再其次為花蓮縣減少4.42</text:span><text:span text:style-name="T9">‰</text:span><text:span text:style-name="T9">。</text:span></text:p>
      <text:p text:style-name="P5"><text:span text:style-name="T9">三、</text:span><text:span text:style-name="T9">97年3月底</text:span><text:span text:style-name="T9">男性人口為</text:span><text:span text:style-name="T9">11,</text:span><text:span text:style-name="T9">613,325人，女性人口為</text:span><text:span text:style-name="T9">11,</text:span><text:span text:style-name="T9">365,475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4</text:span><text:span text:style-name="T9">1，其次為金門縣</text:span><text:span text:style-name="T9">11</text:span><text:span text:style-name="T9">4，再其次為臺東縣</text:span><text:span text:style-name="T9">11</text:span><text:span text:style-name="T9">1；最低為臺北市94，其次為臺中市95，再其次為嘉義市98。</text:span></text:p>
      <text:p text:style-name="P3"><draw:frame draw:style-name="fr1" draw:name="物件1" text:anchor-type="char" svg:x="5.715cm" svg:y="1.319cm" svg:width="11.347cm" svg:height="9.24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7年3月</text:span><text:span text:style-name="T9">嬰兒出生數為</text:span><text:span text:style-name="T9">1</text:span><text:span text:style-name="T9">6,114人，平均約每</text:span><text:span text:style-name="T9">2.</text:span><text:span text:style-name="T9">8分鐘出生一個嬰兒；折合年粗出生率為8.28</text:span><text:span text:style-name="T9">‰</text:span><text:span text:style-name="T9">，較上年同月減少1.24個千分點。就縣市別言，</text:span><text:span text:style-name="T11">粗出生率最高為</text:span><text:span text:style-name="T9">新竹縣之12.28</text:span><text:span text:style-name="T9">‰</text:span><text:span text:style-name="T9">，其次為新竹市11.80</text:span><text:span text:style-name="T9">‰</text:span><text:span text:style-name="T9">，再其</text:span><text:span text:style-name="T12">次為金門縣10.63</text:span><text:span text:style-name="T12">‰</text:span><text:span text:style-name="T12">；最低為南投縣6.51</text:span><text:span text:style-name="T12">‰</text:span><text:span text:style-name="T12">，其次為屏東縣7.04</text:span><text:span text:style-name="T12">‰</text:span><text:span text:style-name="T12">，再其次為連江縣7.11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88cm" fo:margin-right="0cm" fo:margin-top="0.282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/>
    </style:style>
    <style:style style:name="T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7年3月</text:span><text:span text:style-name="T1">人口死亡數為13,378人，平均約每3.3分鐘死亡一個人；折合年粗死亡率為6.87</text:span><text:span text:style-name="T1">‰</text:span><text:span text:style-name="T1">，較上年同月減少0.28個千分點。就縣市別言，粗死亡率最高為臺東縣之11.63</text:span><text:span text:style-name="T1">‰</text:span><text:span text:style-name="T1">，其次為澎湖縣10.61</text:span><text:span text:style-name="T1">‰</text:span><text:span text:style-name="T1">，再其次為嘉義縣10.21</text:span><text:span text:style-name="T1">‰</text:span><text:span text:style-name="T1">；最低為連江縣1.18</text:span><text:span text:style-name="T1">‰</text:span><text:span text:style-name="T1">，其次為臺北縣5.27</text:span><text:span text:style-name="T1">‰</text:span><text:span text:style-name="T1">，再其次為臺中市5.50</text:span><text:span text:style-name="T1">‰</text:span><text:span text:style-name="T1">。</text:span></text:p>
      <text:p text:style-name="P2"><text:span text:style-name="T1">六、</text:span><text:span text:style-name="T1">97年3月</text:span><text:span text:style-name="T1">結婚對數為10,232對，折合年粗結婚率為5.26</text:span><text:span text:style-name="T1">‰</text:span><text:span text:style-name="T1">，較上年同月減少0.37個千分點。就縣市別言，粗結婚率最高為新竹縣6.20</text:span><text:span text:style-name="T1">‰</text:span><text:span text:style-name="T1">，其次為金門縣5.75</text:span><text:span text:style-name="T1">‰</text:span><text:span text:style-name="T1">，再其次為高雄縣5.74</text:span><text:span text:style-name="T1">‰</text:span><text:span text:style-name="T1">；最低為連江縣3.55</text:span><text:span text:style-name="T1">‰</text:span><text:span text:style-name="T1">，其次為宜蘭縣4.00</text:span><text:span text:style-name="T1">‰</text:span><text:span text:style-name="T1">，再其次為南投縣4.16</text:span><text:span text:style-name="T1">‰</text:span><text:span text:style-name="T1">。</text:span></text:p>
      <text:p text:style-name="P3"><text:span text:style-name="T1">七、</text:span><text:span text:style-name="T1">97年3月</text:span><text:span text:style-name="T1">離婚對數為4,735對，折合年粗離婚率為2.43</text:span><text:span text:style-name="T1">‰</text:span><text:span text:style-name="T1">，較上年同月減少0.54個千分點。就縣市別言，粗離婚率最高為基隆市3.00</text:span><text:span text:style-name="T1">‰</text:span><text:span text:style-name="T1">，其次為花蓮縣2.96</text:span><text:span text:style-name="T1">‰</text:span><text:span text:style-name="T1">，再其次為</text:span><text:span text:style-name="T3">桃園</text:span><text:span text:style-name="T1">縣2.83</text:span><text:span text:style-name="T1">‰</text:span><text:span text:style-name="T1">；最低為連江縣1.18</text:span><text:span text:style-name="T1">‰</text:span><text:span text:style-name="T1">，其次為金門縣1.72</text:span><text:span text:style-name="T1">‰</text:span><text:span text:style-name="T1">，再其次為彰化縣1.90</text:span><text:span text:style-name="T1">‰</text:span><text:span text:style-name="T1">。</text:span></text:p>
      <text:p text:style-name="P3"><text:span text:style-name="T1">八、</text:span><text:span text:style-name="T1">97年3月底</text:span><text:span text:style-name="T1">原住民人口數為486,469人，較上年同月增加9,467人，占總人口比率2.12%。就縣市別言，原住民人口數最多為花蓮縣</text:span><text:span text:style-name="T1">8</text:span><text:span text:style-name="T1">9</text:span><text:span text:style-name="T1">,</text:span><text:span text:style-name="T1">546人，占原住民總人數18.41%，其次為臺東縣</text:span><text:span text:style-name="T1">7</text:span><text:span text:style-name="T1">9,026人，占</text:span><text:span text:style-name="T1">1</text:span><text:span text:style-name="T1">6.24%，再其次為屏東縣</text:span><text:span text:style-name="T1">5</text:span><text:span text:style-name="T1">5</text:span><text:span text:style-name="T1">,</text:span><text:span text:style-name="T1">764人，占</text:span><text:span text:style-name="T1">1</text:span><text:span text:style-name="T1">1</text:span><text:span text:style-name="T1">.</text:span><text:span text:style-name="T1">46%；最少為連江縣僅101人，其次為澎湖縣212人，再其次為金門縣326人。</text:span><text:bookmark-end text:name="OLE_LINK4"/><text:bookmark-end text:name="OLE_LINK5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